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1" svg:font-family="Verdan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style:font-name="Verdana1" style:font-name-asian="Verdana1" style:font-name-complex="Verdana1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Verdana1" style:font-name-asian="Verdana1" style:font-name-complex="Verdana1"/>
    </style:style>
    <style:style style:name="P5" style:family="paragraph" style:parent-style-name="Standard" style:master-page-name="Standard">
      <style:paragraph-properties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 style:list-style-name="LS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 style:list-style-name="LS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 style:list-style-name="LS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 style:list-style-name="LS6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Verdana1" fo:font-weight="bold" style:font-name-asian="Verdana1" style:font-weight-asian="bold" style:font-name-complex="Verdana1" style:font-weight-complex="bold"/>
    </style:style>
    <style:style style:name="T1" style:family="text">
      <style:text-properties style:font-name="Verdana1" fo:font-size="14pt" style:font-name-asian="Verdana1" style:font-size-asian="14pt" style:font-name-complex="Verdana1" style:font-size-complex="14pt"/>
    </style:style>
    <style:style style:name="T2" style:family="text">
      <style:text-properties style:font-name="Verdana1" style:font-name-asian="Verdana1" style:font-name-complex="Verdana1"/>
    </style:style>
    <style:style style:name="T3" style:family="text">
      <style:text-properties style:font-name="Verdana1" fo:font-weight="bold" style:font-name-asian="Verdana1" style:font-weight-asian="bold" style:font-name-complex="Verdana1" style:font-weight-complex="bold"/>
    </style:style>
    <style:style style:name="T4" style:family="text">
      <style:text-properties style:font-name="Verdana1" fo:font-style="italic" style:font-name-asian="Verdana1" style:font-style-asian="italic" style:font-name-complex="Verdana1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oftware</text:span><text:span text:style-name="T1"> </text:span><text:span text:style-name="T1">Carpentry</text:span><text:span text:style-name="T1"> </text:span><text:span text:style-name="T1">Evaluation</text:span></text:p>
      <text:p text:style-name="P1"><text:span text:style-name="T1">Updated</text:span><text:span text:style-name="T1"> 2012-04-10</text:span></text:p>
      <text:p text:style-name="P1"><text:span text:style-name="T1">Jorge</text:span><text:span text:style-name="T1"> </text:span><text:span text:style-name="T1">Aranda</text:span><text:span text:style-name="T1"> (</text:span><text:span text:style-name="T1">mostly</text:span><text:span text:style-name="T1">) &amp; </text:span><text:span text:style-name="T1">Greg</text:span><text:span text:style-name="T1"> </text:span><text:span text:style-name="T1">Wilson</text:span><text:span text:style-name="T1"> (</text:span><text:span text:style-name="T1">a</text:span><text:span text:style-name="T1"> </text:span><text:span text:style-name="T1">bit</text:span><text:span text:style-name="T1">)</text:span></text:p>
      <text:p text:style-name="P2"/>
      <text:p text:style-name="P1"><text:span text:style-name="T2">We</text:span><text:span text:style-name="T2"> </text:span><text:span text:style-name="T2">are</text:span><text:span text:style-name="T2"> </text:span><text:span text:style-name="T2">halfway</text:span><text:span text:style-name="T2"> </text:span><text:span text:style-name="T2">through</text:span><text:span text:style-name="T2"> </text:span><text:span text:style-name="T2">the</text:span><text:span text:style-name="T2"> </text:span><text:span text:style-name="T2">SWC</text:span><text:span text:style-name="T2"> </text:span><text:span text:style-name="T2">funding</text:span><text:span text:style-name="T2"> </text:span><text:span text:style-name="T2">period</text:span><text:span text:style-name="T2">, </text:span><text:span text:style-name="T2">and</text:span><text:span text:style-name="T2"> </text:span><text:span text:style-name="T2">it</text:span><text:span text:style-name="T2"> </text:span><text:span text:style-name="T2">would</text:span><text:span text:style-name="T2"> </text:span><text:span text:style-name="T2">be</text:span><text:span text:style-name="T2"> </text:span><text:span text:style-name="T2">good</text:span><text:span text:style-name="T2"> </text:span><text:span text:style-name="T2">to</text:span><text:span text:style-name="T2"> </text:span><text:span text:style-name="T2">set</text:span><text:span text:style-name="T2"> </text:span><text:span text:style-name="T2">down</text:span><text:span text:style-name="T2"> </text:span><text:span text:style-name="T2">in</text:span><text:span text:style-name="T2"> </text:span><text:span text:style-name="T2">writing</text:span><text:span text:style-name="T2"> </text:span><text:span text:style-name="T2">our</text:span><text:span text:style-name="T2"> </text:span><text:span text:style-name="T2">current</text:span><text:span text:style-name="T2"> </text:span><text:span text:style-name="T2">thinking</text:span><text:span text:style-name="T2"> </text:span><text:span text:style-name="T2">on</text:span><text:span text:style-name="T2"> </text:span><text:span text:style-name="T2">assessment</text:span><text:span text:style-name="T2">.</text:span></text:p>
      <text:p text:style-name="P2"/>
      <text:p text:style-name="P1"><text:span text:style-name="T3">To</text:span><text:span text:style-name="T3"> </text:span><text:span text:style-name="T3">Date</text:span></text:p>
      <text:p text:style-name="P2"/>
      <text:list xml:id="list34295406" text:style-name="LS1">
        <text:list-item>
          <text:p text:style-name="P6"><text:span text:style-name="T2">A</text:span><text:span text:style-name="T2"> </text:span><text:span text:style-name="T2">preliminary</text:span><text:span text:style-name="T2"> </text:span><text:span text:style-name="T2">evaluation</text:span><text:span text:style-name="T2"> </text:span><text:span text:style-name="T2">proposal</text:span><text:span text:style-name="T2">, </text:span><text:span text:style-name="T2">to</text:span><text:span text:style-name="T2"> </text:span><text:span text:style-name="T2">guide</text:span><text:span text:style-name="T2"> </text:span><text:span text:style-name="T2">assessment</text:span><text:span text:style-name="T2"> </text:span><text:span text:style-name="T2">efforts</text:span><text:span text:style-name="T2"> </text:span><text:span text:style-name="T2">until</text:span><text:span text:style-name="T2"> </text:span><text:span text:style-name="T2">our</text:span><text:span text:style-name="T2"> </text:span><text:span text:style-name="T2">data</text:span><text:span text:style-name="T2"> </text:span><text:span text:style-name="T2">analysis</text:span><text:span text:style-name="T2"> </text:span><text:span text:style-name="T2">shows</text:span><text:span text:style-name="T2"> </text:span><text:span text:style-name="T2">a</text:span><text:span text:style-name="T2"> </text:span><text:span text:style-name="T2">better</text:span><text:span text:style-name="T2"> </text:span><text:span text:style-name="T2">way</text:span></text:p>
        </text:list-item>
        <text:list-item>
          <text:p text:style-name="P6"><text:span text:style-name="T2">A</text:span><text:span text:style-name="T2"> </text:span><text:span text:style-name="T2">pre</text:span><text:span text:style-name="T2">- </text:span><text:span text:style-name="T2">and</text:span><text:span text:style-name="T2"> </text:span><text:span text:style-name="T2">post</text:span><text:span text:style-name="T2">-</text:span><text:span text:style-name="T2">intervention</text:span><text:span text:style-name="T2"> </text:span><text:span text:style-name="T2">survey</text:span><text:span text:style-name="T2">. </text:span><text:span text:style-name="T2">We</text:span><text:span text:style-name="T2"> </text:span><text:span text:style-name="T2">applied</text:span><text:span text:style-name="T2"> </text:span><text:span text:style-name="T2">the</text:span><text:span text:style-name="T2"> </text:span><text:span text:style-name="T2">pre</text:span><text:span text:style-name="T2">-</text:span><text:span text:style-name="T2">intervention</text:span><text:span text:style-name="T2"> </text:span><text:span text:style-name="T2">survey</text:span><text:span text:style-name="T2"> </text:span><text:span text:style-name="T2">at</text:span><text:span text:style-name="T2"> </text:span><text:span text:style-name="T2">four</text:span><text:span text:style-name="T2"> </text:span><text:span text:style-name="T2">sites</text:span><text:span text:style-name="T2"> </text:span><text:span text:style-name="T2">so</text:span><text:span text:style-name="T2"> </text:span><text:span text:style-name="T2">far</text:span><text:span text:style-name="T2">, </text:span><text:span text:style-name="T2">with</text:span><text:span text:style-name="T2"> 82 </text:span><text:span text:style-name="T2">responses</text:span><text:span text:style-name="T2">:</text:span></text:p>
          <text:list>
            <text:list-item>
              <text:p text:style-name="P6"><text:span text:style-name="T2">Indiana</text:span><text:span text:style-name="T2">, 17 </text:span><text:span text:style-name="T2">responses</text:span></text:p>
            </text:list-item>
            <text:list-item>
              <text:p text:style-name="P6"><text:span text:style-name="T2">Monterey</text:span><text:span text:style-name="T2"> </text:span><text:span text:style-name="T2">Bay</text:span><text:span text:style-name="T2">, 28 </text:span><text:span text:style-name="T2">responses</text:span><text:span text:style-name="T2"> (2 </text:span><text:span text:style-name="T2">partial</text:span><text:span text:style-name="T2">)</text:span></text:p>
            </text:list-item>
            <text:list-item>
              <text:p text:style-name="P6"><text:span text:style-name="T2">Berkeley</text:span><text:span text:style-name="T2"> </text:span><text:span text:style-name="T2">Lab</text:span><text:span text:style-name="T2">, 27 </text:span><text:span text:style-name="T2">responses</text:span></text:p>
            </text:list-item>
            <text:list-item>
              <text:p text:style-name="P6"><text:span text:style-name="T2">Utah</text:span><text:span text:style-name="T2"> </text:span><text:span text:style-name="T2">State</text:span><text:span text:style-name="T2">, 10 </text:span><text:span text:style-name="T2">responses</text:span><text:span text:style-name="T2"> (</text:span><text:span text:style-name="T4">in</text:span><text:span text:style-name="T4"> </text:span><text:span text:style-name="T4">progress</text:span><text:span text:style-name="T2">)</text:span></text:p>
            </text:list-item>
          </text:list>
        </text:list-item>
        <text:list-item>
          <text:p text:style-name="P6"><text:span text:style-name="T2">A</text:span><text:span text:style-name="T2"> </text:span><text:span text:style-name="T2">pilot</text:span><text:span text:style-name="T2"> </text:span><text:span text:style-name="T2">interview</text:span><text:span text:style-name="T2"> </text:span><text:span text:style-name="T2">visit</text:span><text:span text:style-name="T2"> </text:span><text:span text:style-name="T2">with</text:span><text:span text:style-name="T2"> </text:span><text:span text:style-name="T2">UBC</text:span><text:span text:style-name="T2"> </text:span><text:span text:style-name="T2">SWC</text:span><text:span text:style-name="T2"> </text:span><text:span text:style-name="T2">participants</text:span><text:span text:style-name="T2">. </text:span><text:span text:style-name="T2">We</text:span><text:span text:style-name="T2"> </text:span><text:span text:style-name="T2">conducted</text:span><text:span text:style-name="T2"> </text:span><text:span text:style-name="T2">three</text:span><text:span text:style-name="T2"> </text:span><text:span text:style-name="T2">hour</text:span><text:span text:style-name="T2">-</text:span><text:span text:style-name="T2">long</text:span><text:span text:style-name="T2"> </text:span><text:span text:style-name="T2">face</text:span><text:span text:style-name="T2">-</text:span><text:span text:style-name="T2">to</text:span><text:span text:style-name="T2">-</text:span><text:span text:style-name="T2">face</text:span><text:span text:style-name="T2"> </text:span><text:span text:style-name="T2">interviews</text:span><text:span text:style-name="T2">, </text:span><text:span text:style-name="T2">in</text:span><text:span text:style-name="T2"> </text:span><text:span text:style-name="T2">which</text:span><text:span text:style-name="T2"> </text:span><text:span text:style-name="T2">we</text:span><text:span text:style-name="T2"> </text:span><text:span text:style-name="T2">tested</text:span><text:span text:style-name="T2"> </text:span><text:span text:style-name="T2">the</text:span><text:span text:style-name="T2"> </text:span><text:span text:style-name="T2">survey</text:span><text:span text:style-name="T2"> </text:span><text:span text:style-name="T2">and</text:span><text:span text:style-name="T2"> </text:span><text:span text:style-name="T2">talked</text:span><text:span text:style-name="T2"> </text:span><text:span text:style-name="T2">about</text:span><text:span text:style-name="T2"> </text:span><text:span text:style-name="T2">their</text:span><text:span text:style-name="T2"> </text:span><text:span text:style-name="T2">computing</text:span><text:span text:style-name="T2"> </text:span><text:span text:style-name="T2">and</text:span><text:span text:style-name="T2"> </text:span><text:span text:style-name="T2">software</text:span><text:span text:style-name="T2"> </text:span><text:span text:style-name="T2">development</text:span><text:span text:style-name="T2"> </text:span><text:span text:style-name="T2">and</text:span><text:span text:style-name="T2"> </text:span><text:span text:style-name="T2">about</text:span><text:span text:style-name="T2"> </text:span><text:span text:style-name="T2">SWC</text:span><text:span text:style-name="T2">.</text:span></text:p>
        </text:list-item>
        <text:list-item>
          <text:p text:style-name="P6"><text:span text:style-name="T2">A</text:span><text:span text:style-name="T2"> </text:span><text:span text:style-name="T2">site</text:span><text:span text:style-name="T2"> </text:span><text:span text:style-name="T2">visit</text:span><text:span text:style-name="T2"> </text:span><text:span text:style-name="T2">during</text:span><text:span text:style-name="T2"> </text:span><text:span text:style-name="T2">the</text:span><text:span text:style-name="T2"> </text:span><text:span text:style-name="T2">Berkeley</text:span><text:span text:style-name="T2"> </text:span><text:span text:style-name="T2">Lab</text:span><text:span text:style-name="T2"> </text:span><text:span text:style-name="T2">workshop</text:span><text:span text:style-name="T2">. </text:span><text:span text:style-name="T2">Though</text:span><text:span text:style-name="T2"> </text:span><text:span text:style-name="T2">the</text:span><text:span text:style-name="T2"> </text:span><text:span text:style-name="T2">intention</text:span><text:span text:style-name="T2"> </text:span><text:span text:style-name="T2">was</text:span><text:span text:style-name="T2"> </text:span><text:span text:style-name="T2">to</text:span><text:span text:style-name="T2"> </text:span><text:span text:style-name="T2">interview</text:span><text:span text:style-name="T2"> </text:span><text:span text:style-name="T2">participants</text:span><text:span text:style-name="T2"> </text:span><text:span text:style-name="T2">during</text:span><text:span text:style-name="T2"> </text:span><text:span text:style-name="T2">workshop</text:span><text:span text:style-name="T2"> </text:span><text:span text:style-name="T2">downtimes</text:span><text:span text:style-name="T2">, </text:span><text:span text:style-name="T2">there</text:span><text:span text:style-name="T2"> </text:span><text:span text:style-name="T2">were</text:span><text:span text:style-name="T2"> </text:span><text:span text:style-name="T2">few</text:span><text:span text:style-name="T2"> </text:span><text:span text:style-name="T2">of</text:span><text:span text:style-name="T2"> </text:span><text:span text:style-name="T2">those</text:span><text:span text:style-name="T2">, </text:span><text:span text:style-name="T2">and</text:span><text:span text:style-name="T2"> </text:span><text:span text:style-name="T2">they</text:span><text:span text:style-name="T2"> </text:span><text:span text:style-name="T2">were</text:span><text:span text:style-name="T2"> </text:span><text:span text:style-name="T2">not</text:span><text:span text:style-name="T2"> </text:span><text:span text:style-name="T2">appropriate</text:span><text:span text:style-name="T2"> </text:span><text:span text:style-name="T2">for</text:span><text:span text:style-name="T2"> </text:span><text:span text:style-name="T2">interviewing</text:span><text:span text:style-name="T2">. </text:span><text:span text:style-name="T2">All</text:span><text:span text:style-name="T2"> </text:span><text:span text:style-name="T2">chats</text:span><text:span text:style-name="T2"> </text:span><text:span text:style-name="T2">were</text:span><text:span text:style-name="T2"> </text:span><text:span text:style-name="T2">short</text:span><text:span text:style-name="T2">, </text:span><text:span text:style-name="T2">informal</text:span><text:span text:style-name="T2">, </text:span><text:span text:style-name="T2">and</text:span><text:span text:style-name="T2"> </text:span><text:span text:style-name="T2">with</text:span><text:span text:style-name="T2"> </text:span><text:span text:style-name="T2">respondents</text:span><text:span text:style-name="T2"> </text:span><text:span text:style-name="T2">generally</text:span><text:span text:style-name="T2"> </text:span><text:span text:style-name="T2">aiming</text:span><text:span text:style-name="T2"> </text:span><text:span text:style-name="T2">to</text:span><text:span text:style-name="T2"> </text:span><text:span text:style-name="T2">please</text:span><text:span text:style-name="T2"> (</text:span><text:span text:style-name="T2">interviewer</text:span><text:span text:style-name="T2"> </text:span><text:span text:style-name="T2">was</text:span><text:span text:style-name="T2"> </text:span><text:span text:style-name="T2">also</text:span><text:span text:style-name="T2"> </text:span><text:span text:style-name="T2">a</text:span><text:span text:style-name="T2"> </text:span><text:span text:style-name="T2">helper</text:span><text:span text:style-name="T2"> </text:span><text:span text:style-name="T2">throughout</text:span><text:span text:style-name="T2"> </text:span><text:span text:style-name="T2">the</text:span><text:span text:style-name="T2"> </text:span><text:span text:style-name="T2">bootcamp</text:span><text:span text:style-name="T2"> </text:span><text:span text:style-name="T2">and</text:span><text:span text:style-name="T2"> </text:span><text:span text:style-name="T2">was</text:span><text:span text:style-name="T2"> </text:span><text:span text:style-name="T2">perceived</text:span><text:span text:style-name="T2"> </text:span><text:span text:style-name="T2">to</text:span><text:span text:style-name="T2"> </text:span><text:span text:style-name="T2">be</text:span><text:span text:style-name="T2"> “</text:span><text:span text:style-name="T2">part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”). </text:span><text:span text:style-name="T2">Emphasis</text:span><text:span text:style-name="T2"> </text:span><text:span text:style-name="T2">was</text:span><text:span text:style-name="T2"> </text:span><text:span text:style-name="T2">therefore</text:span><text:span text:style-name="T2"> </text:span><text:span text:style-name="T2">on</text:span><text:span text:style-name="T2"> </text:span><text:span text:style-name="T2">observations</text:span><text:span text:style-name="T2"> </text:span><text:span text:style-name="T2">during</text:span><text:span text:style-name="T2"> </text:span><text:span text:style-name="T2">the</text:span><text:span text:style-name="T2"> </text:span><text:span text:style-name="T2">workshop</text:span><text:span text:style-name="T2">, </text:span><text:span text:style-name="T2">and</text:span><text:span text:style-name="T2"> </text:span><text:span text:style-name="T2">on</text:span><text:span text:style-name="T2"> </text:span><text:span text:style-name="T2">the</text:span><text:span text:style-name="T2"> </text:span><text:span text:style-name="T2">links</text:span><text:span text:style-name="T2"> </text:span><text:span text:style-name="T2">between</text:span><text:span text:style-name="T2"> </text:span><text:span text:style-name="T2">the</text:span><text:span text:style-name="T2"> </text:span><text:span text:style-name="T2">workshop</text:span><text:span text:style-name="T2"> </text:span><text:span text:style-name="T2">and</text:span><text:span text:style-name="T2"> </text:span><text:span text:style-name="T2">the</text:span><text:span text:style-name="T2"> </text:span><text:span text:style-name="T2">principles</text:span><text:span text:style-name="T2"> </text:span><text:span text:style-name="T2">and</text:span><text:span text:style-name="T2"> </text:span><text:span text:style-name="T2">recommendations</text:span><text:span text:style-name="T2"> </text:span><text:span text:style-name="T2">that</text:span><text:span text:style-name="T2"> </text:span><text:span text:style-name="T2">are</text:span><text:span text:style-name="T2"> </text:span><text:span text:style-name="T2">the</text:span><text:span text:style-name="T2"> </text:span><text:span text:style-name="T2">goal</text:span><text:span text:style-name="T2"> </text:span><text:span text:style-name="T2">of</text:span><text:span text:style-name="T2"> </text:span><text:span text:style-name="T2">SWC</text:span><text:span text:style-name="T2">.</text:span></text:p>
        </text:list-item>
        <text:list-item>
          <text:p text:style-name="P6"><text:span text:style-name="T2">An</text:span><text:span text:style-name="T2"> </text:span><text:span text:style-name="T2">analysis</text:span><text:span text:style-name="T2"> </text:span><text:span text:style-name="T2">of</text:span><text:span text:style-name="T2"> </text:span><text:span text:style-name="T2">ten</text:span><text:span text:style-name="T2"> </text:span><text:span text:style-name="T2">videos</text:span><text:span text:style-name="T2"> </text:span><text:span text:style-name="T2">prepared</text:span><text:span text:style-name="T2"> </text:span><text:span text:style-name="T2">by</text:span><text:span text:style-name="T2"> </text:span><text:span text:style-name="T2">STSCI</text:span><text:span text:style-name="T2"> </text:span><text:span text:style-name="T2">participants</text:span><text:span text:style-name="T2"> </text:span><text:span text:style-name="T2">as</text:span><text:span text:style-name="T2"> </text:span><text:span text:style-name="T2">part</text:span><text:span text:style-name="T2"> </text:span><text:span text:style-name="T2">of</text:span><text:span text:style-name="T2"> </text:span><text:span text:style-name="T2">their</text:span><text:span text:style-name="T2"> “</text:span><text:span text:style-name="T2">homework</text:span><text:span text:style-name="T2">”, </text:span><text:span text:style-name="T2">where</text:span><text:span text:style-name="T2"> </text:span><text:span text:style-name="T2">they</text:span><text:span text:style-name="T2"> </text:span><text:span text:style-name="T2">all</text:span><text:span text:style-name="T2"> </text:span><text:span text:style-name="T2">individually</text:span><text:span text:style-name="T2"> </text:span><text:span text:style-name="T2">code</text:span><text:span text:style-name="T2"> </text:span><text:span text:style-name="T2">a</text:span><text:span text:style-name="T2"> </text:span><text:span text:style-name="T2">solution</text:span><text:span text:style-name="T2"> </text:span><text:span text:style-name="T2">to</text:span><text:span text:style-name="T2"> </text:span><text:span text:style-name="T2">the</text:span><text:span text:style-name="T2"> </text:span><text:span text:style-name="T2">same</text:span><text:span text:style-name="T2"> </text:span><text:span text:style-name="T2">problem</text:span><text:span text:style-name="T2">, </text:span><text:span text:style-name="T2">and</text:span><text:span text:style-name="T2"> </text:span><text:span text:style-name="T2">of</text:span><text:span text:style-name="T2"> </text:span><text:span text:style-name="T2">experienced</text:span><text:span text:style-name="T2"> </text:span><text:span text:style-name="T2">developers</text:span><text:span text:style-name="T2"> </text:span><text:span text:style-name="T2">tackling</text:span><text:span text:style-name="T2"> </text:span><text:span text:style-name="T2">the</text:span><text:span text:style-name="T2"> </text:span><text:span text:style-name="T2">same</text:span><text:span text:style-name="T2"> </text:span><text:span text:style-name="T2">problem</text:span><text:span text:style-name="T2">.</text:span></text:p>
        </text:list-item>
      </text:list>
      <text:p text:style-name="P4"/>
      <text:p text:style-name="P12">Thoughts</text:p>
      <text:p text:style-name="P4"/>
      <text:p text:style-name="P3"><text:span text:style-name="T2">Our</text:span><text:span text:style-name="T2"> </text:span><text:span text:style-name="T2">final</text:span><text:span text:style-name="T2"> </text:span><text:span text:style-name="T2">assessment</text:span><text:span text:style-name="T2"> </text:span><text:span text:style-name="T2">protocol</text:span><text:span text:style-name="T2"> </text:span><text:span text:style-name="T2">needs</text:span><text:span text:style-name="T2"> </text:span><text:span text:style-name="T2">to</text:span><text:span text:style-name="T2"> </text:span><text:span text:style-name="T2">be</text:span><text:span text:style-name="T2">:</text:span></text:p>
      <text:p text:style-name="P4"/>
      <text:list xml:id="list34270193" text:style-name="LS2">
        <text:list-item>
          <text:p text:style-name="P7"><text:span text:style-name="T2">lean</text:span><text:span text:style-name="T2"> (</text:span><text:span text:style-name="T2">not</text:span><text:span text:style-name="T2"> </text:span><text:span text:style-name="T2">time</text:span><text:span text:style-name="T2">-</text:span><text:span text:style-name="T2">intensive</text:span><text:span text:style-name="T2"> </text:span><text:span text:style-name="T2">for</text:span><text:span text:style-name="T2"> </text:span><text:span text:style-name="T2">subjects</text:span><text:span text:style-name="T2">);</text:span></text:p>
        </text:list-item>
        <text:list-item>
          <text:p text:style-name="P7"><text:span text:style-name="T2">scalable</text:span><text:span text:style-name="T2"> </text:span><text:span text:style-name="T2">to</text:span><text:span text:style-name="T2"> </text:span><text:span text:style-name="T2">at</text:span><text:span text:style-name="T2"> </text:span><text:span text:style-name="T2">least</text:span><text:span text:style-name="T2"> </text:span><text:span text:style-name="T2">an</text:span><text:span text:style-name="T2"> </text:span><text:span text:style-name="T2">order</text:span><text:span text:style-name="T2"> </text:span><text:span text:style-name="T2">of</text:span><text:span text:style-name="T2"> </text:span><text:span text:style-name="T2">magnitude</text:span><text:span text:style-name="T2"> </text:span><text:span text:style-name="T2">more</text:span><text:span text:style-name="T2"> </text:span><text:span text:style-name="T2">participants</text:span><text:span text:style-name="T2"> </text:span><text:span text:style-name="T2">than</text:span><text:span text:style-name="T2"> </text:span><text:span text:style-name="T2">SWC</text:span><text:span text:style-name="T2"> </text:span><text:span text:style-name="T2">currently</text:span><text:span text:style-name="T2"> </text:span><text:span text:style-name="T2">has</text:span><text:span text:style-name="T2">; </text:span><text:span text:style-name="T2">and</text:span></text:p>
        </text:list-item>
        <text:list-item>
          <text:p text:style-name="P7"><text:span text:style-name="T2">applicable</text:span><text:span text:style-name="T2"> (</text:span><text:span text:style-name="T2">and</text:span><text:span text:style-name="T2"> </text:span><text:span text:style-name="T2">interpretable</text:span><text:span text:style-name="T2">) </text:span><text:span text:style-name="T2">by</text:span><text:span text:style-name="T2"> </text:span><text:span text:style-name="T2">people</text:span><text:span text:style-name="T2"> </text:span><text:span text:style-name="T2">without</text:span><text:span text:style-name="T2"> </text:span><text:span text:style-name="T2">particularly</text:span><text:span text:style-name="T2"> </text:span><text:span text:style-name="T2">sophisticated</text:span><text:span text:style-name="T2"> </text:span><text:span text:style-name="T2">research</text:span><text:span text:style-name="T2"> </text:span><text:span text:style-name="T2">skills</text:span><text:span text:style-name="T2">.</text:span></text:p>
        </text:list-item>
      </text:list>
      <text:p text:style-name="P4"><text:soft-page-break/></text:p>
      <text:p text:style-name="P3"><text:span text:style-name="T2">What</text:span><text:span text:style-name="T2"> </text:span><text:span text:style-name="T2">we</text:span><text:span text:style-name="T2"> </text:span><text:span text:style-name="T2">are</text:span><text:span text:style-name="T2"> </text:span><text:span text:style-name="T2">doing</text:span><text:span text:style-name="T2"> </text:span><text:span text:style-name="T2">now</text:span><text:span text:style-name="T2"> </text:span><text:span text:style-name="T2">is</text:span><text:span text:style-name="T2"> </text:span><text:span text:style-name="T2">not</text:span><text:span text:style-name="T2"> </text:span><text:span text:style-name="T2">any</text:span><text:span text:style-name="T2"> </text:span><text:span text:style-name="T2">of</text:span><text:span text:style-name="T2"> </text:span><text:span text:style-name="T2">these</text:span><text:span text:style-name="T2"> </text:span><text:span text:style-name="T2">things</text:span><text:span text:style-name="T2">—</text:span><text:span text:style-name="T2">it</text:span><text:span text:style-name="T2"> </text:span><text:span text:style-name="T2">is</text:span><text:span text:style-name="T2"> </text:span><text:span text:style-name="T2">our</text:span><text:span text:style-name="T2"> </text:span><text:span text:style-name="T2">attempt</text:span><text:span text:style-name="T2"> </text:span><text:span text:style-name="T2">at</text:span><text:span text:style-name="T2"> </text:span><text:span text:style-name="T2">figuring</text:span><text:span text:style-name="T2"> </text:span><text:span text:style-name="T2">out</text:span><text:span text:style-name="T2"> </text:span><text:span text:style-name="T2">a</text:span><text:span text:style-name="T2"> </text:span><text:span text:style-name="T2">proper</text:span><text:span text:style-name="T2"> </text:span><text:span text:style-name="T2">assessment</text:span><text:span text:style-name="T2"> </text:span><text:span text:style-name="T2">protocol</text:span><text:span text:style-name="T2"> </text:span><text:span text:style-name="T2">by</text:span><text:span text:style-name="T2"> </text:span><text:span text:style-name="T2">producing</text:span><text:span text:style-name="T2"> </text:span><text:span text:style-name="T2">several</text:span><text:span text:style-name="T2"> </text:span><text:span text:style-name="T2">tentative</text:span><text:span text:style-name="T2"> </text:span><text:span text:style-name="T2">procedures</text:span><text:span text:style-name="T2">.</text:span></text:p>
      <text:p text:style-name="P4"/>
      <text:p text:style-name="P3"><text:span text:style-name="T2">Interviews</text:span><text:span text:style-name="T2"> </text:span><text:span text:style-name="T2">and</text:span><text:span text:style-name="T2"> </text:span><text:span text:style-name="T2">video</text:span><text:span text:style-name="T2"> </text:span><text:span text:style-name="T2">analyses</text:span><text:span text:style-name="T2"> </text:span><text:span text:style-name="T2">are</text:span><text:span text:style-name="T2"> </text:span><text:span text:style-name="T2">time</text:span><text:span text:style-name="T2">-</text:span><text:span text:style-name="T2">consuming</text:span><text:span text:style-name="T2">, </text:span><text:span text:style-name="T2">so</text:span><text:span text:style-name="T2"> </text:span><text:span text:style-name="T2">if</text:span><text:span text:style-name="T2"> </text:span><text:span text:style-name="T2">they</text:span><text:span text:style-name="T2"> </text:span><text:span text:style-name="T2">are</text:span><text:span text:style-name="T2"> </text:span><text:span text:style-name="T2">to</text:span><text:span text:style-name="T2"> </text:span><text:span text:style-name="T2">be</text:span><text:span text:style-name="T2"> </text:span><text:span text:style-name="T2">used</text:span><text:span text:style-name="T2"> </text:span><text:span text:style-name="T2">for</text:span><text:span text:style-name="T2"> </text:span><text:span text:style-name="T2">evaluation</text:span><text:span text:style-name="T2">, </text:span><text:span text:style-name="T2">we</text:span><text:span text:style-name="T2"> </text:span><text:span text:style-name="T2">will</text:span><text:span text:style-name="T2"> </text:span><text:span text:style-name="T2">only</text:span><text:span text:style-name="T2"> </text:span><text:span text:style-name="T2">be</text:span><text:span text:style-name="T2"> </text:span><text:span text:style-name="T2">able</text:span><text:span text:style-name="T2"> </text:span><text:span text:style-name="T2">to</text:span><text:span text:style-name="T2"> </text:span><text:span text:style-name="T2">apply</text:span><text:span text:style-name="T2"> </text:span><text:span text:style-name="T2">them</text:span><text:span text:style-name="T2"> </text:span><text:span text:style-name="T2">to</text:span><text:span text:style-name="T2"> </text:span><text:span text:style-name="T2">a</text:span><text:span text:style-name="T2"> </text:span><text:span text:style-name="T2">subset</text:span><text:span text:style-name="T2"> </text:span><text:span text:style-name="T2">of</text:span><text:span text:style-name="T2"> </text:span><text:span text:style-name="T2">participants</text:span><text:span text:style-name="T2">. </text:span><text:span text:style-name="T2">This</text:span><text:span text:style-name="T2"> </text:span><text:span text:style-name="T2">should</text:span><text:span text:style-name="T2"> </text:span><text:span text:style-name="T2">be</text:span><text:span text:style-name="T2"> </text:span><text:span text:style-name="T2">fine</text:span><text:span text:style-name="T2"> </text:span><text:span text:style-name="T2">because</text:span><text:span text:style-name="T2"> </text:span><text:span text:style-name="T2">we</text:span><text:span text:style-name="T2"> </text:span><text:span text:style-name="T2">are</text:span><text:span text:style-name="T2"> </text:span><text:span text:style-name="T2">not</text:span><text:span text:style-name="T2"> </text:span><text:span text:style-name="T2">conducting</text:span><text:span text:style-name="T2"> </text:span><text:span text:style-name="T2">assessment</text:span><text:span text:style-name="T2"> </text:span><text:span text:style-name="T2">to</text:span><text:span text:style-name="T2"> </text:span><text:span text:style-name="T2">provide</text:span><text:span text:style-name="T2"> </text:span><text:span text:style-name="T2">a</text:span><text:span text:style-name="T2"> </text:span><text:span text:style-name="T2">grade</text:span><text:span text:style-name="T2"> </text:span><text:span text:style-name="T2">to</text:span><text:span text:style-name="T2"> </text:span><text:span text:style-name="T2">participants</text:span><text:span text:style-name="T2">, </text:span><text:span text:style-name="T2">but</text:span><text:span text:style-name="T2"> </text:span><text:span text:style-name="T2">to</text:span><text:span text:style-name="T2"> </text:span><text:span text:style-name="T2">evaluate</text:span><text:span text:style-name="T2"> </text:span><text:span text:style-name="T2">our</text:span><text:span text:style-name="T2"> </text:span><text:span text:style-name="T2">own</text:span><text:span text:style-name="T2"> </text:span><text:span text:style-name="T2">efforts</text:span><text:span text:style-name="T2">.</text:span></text:p>
      <text:p text:style-name="P4"/>
      <text:p text:style-name="P3"><text:span text:style-name="T2">Surveys</text:span><text:span text:style-name="T2"> </text:span><text:span text:style-name="T2">scale</text:span><text:span text:style-name="T2"> </text:span><text:span text:style-name="T2">much</text:span><text:span text:style-name="T2"> </text:span><text:span text:style-name="T2">better</text:span><text:span text:style-name="T2">, </text:span><text:span text:style-name="T2">but</text:span><text:span text:style-name="T2"> </text:span><text:span text:style-name="T2">present</text:span><text:span text:style-name="T2"> </text:span><text:span text:style-name="T2">two</text:span><text:span text:style-name="T2"> </text:span><text:span text:style-name="T2">other</text:span><text:span text:style-name="T2"> </text:span><text:span text:style-name="T2">problems</text:span><text:span text:style-name="T2">: </text:span><text:span text:style-name="T2">the</text:span><text:span text:style-name="T2"> </text:span><text:span text:style-name="T2">things</text:span><text:span text:style-name="T2"> </text:span><text:span text:style-name="T2">we</text:span><text:span text:style-name="T2"> </text:span><text:span text:style-name="T2">really</text:span><text:span text:style-name="T2"> </text:span><text:span text:style-name="T2">want</text:span><text:span text:style-name="T2"> </text:span><text:span text:style-name="T2">to</text:span><text:span text:style-name="T2"> </text:span><text:span text:style-name="T2">assess</text:span><text:span text:style-name="T2"> (</text:span><text:span text:style-name="T2">e</text:span><text:span text:style-name="T2">.</text:span><text:span text:style-name="T2">g</text:span><text:span text:style-name="T2">., </text:span><text:span text:style-name="T2">principles</text:span><text:span text:style-name="T2"> </text:span><text:span text:style-name="T2">like</text:span><text:span text:style-name="T2"> “</text:span><text:span text:style-name="T2">paranoia</text:span><text:span text:style-name="T2"> </text:span><text:span text:style-name="T2">makes</text:span><text:span text:style-name="T2"> </text:span><text:span text:style-name="T2">us</text:span><text:span text:style-name="T2"> </text:span><text:span text:style-name="T2">more</text:span><text:span text:style-name="T2"> </text:span><text:span text:style-name="T2">productive</text:span><text:span text:style-name="T2">”) </text:span><text:span text:style-name="T2">do</text:span><text:span text:style-name="T2"> </text:span><text:span text:style-name="T2">not</text:span><text:span text:style-name="T2"> </text:span><text:span text:style-name="T2">lend</text:span><text:span text:style-name="T2"> </text:span><text:span text:style-name="T2">themselves</text:span><text:span text:style-name="T2"> </text:span><text:span text:style-name="T2">well</text:span><text:span text:style-name="T2"> </text:span><text:span text:style-name="T2">to</text:span><text:span text:style-name="T2"> </text:span><text:span text:style-name="T2">self</text:span><text:span text:style-name="T2">-</text:span><text:span text:style-name="T2">reporting</text:span><text:span text:style-name="T2">, </text:span><text:span text:style-name="T2">and</text:span><text:span text:style-name="T2"> </text:span><text:span text:style-name="T2">they</text:span><text:span text:style-name="T2"> </text:span><text:span text:style-name="T2">are</text:span><text:span text:style-name="T2"> </text:span><text:span text:style-name="T2">not</text:span><text:span text:style-name="T2"> </text:span><text:span text:style-name="T2">easy</text:span><text:span text:style-name="T2"> </text:span><text:span text:style-name="T2">to</text:span><text:span text:style-name="T2"> </text:span><text:span text:style-name="T2">ask</text:span><text:span text:style-name="T2"> </text:span><text:span text:style-name="T2">about</text:span><text:span text:style-name="T2"> </text:span><text:span text:style-name="T2">in</text:span><text:span text:style-name="T2"> </text:span><text:span text:style-name="T2">short</text:span><text:span text:style-name="T2">, </text:span><text:span text:style-name="T2">closed</text:span><text:span text:style-name="T2"> </text:span><text:span text:style-name="T2">questions</text:span><text:span text:style-name="T2">.</text:span></text:p>
      <text:p text:style-name="P4"/>
      <text:p text:style-name="P3"><text:span text:style-name="T2">One</text:span><text:span text:style-name="T2"> </text:span><text:span text:style-name="T2">interesting</text:span><text:span text:style-name="T2"> </text:span><text:span text:style-name="T2">finding</text:span><text:span text:style-name="T2"> </text:span><text:span text:style-name="T2">from</text:span><text:span text:style-name="T2"> </text:span><text:span text:style-name="T2">the</text:span><text:span text:style-name="T2"> </text:span><text:span text:style-name="T2">MET</text:span><text:span text:style-name="T2"> </text:span><text:span text:style-name="T2">Gathering</text:span><text:span text:style-name="T2"> </text:span><text:span text:style-name="T2">Feedback</text:span><text:span text:style-name="T2"> </text:span><text:span text:style-name="T2">project</text:span><text:span text:style-name="T2"> (</text:span><text:span text:style-name="T2">http</text:span><text:span text:style-name="T2">://</text:span><text:span text:style-name="T2">metproject</text:span><text:span text:style-name="T2">.</text:span><text:span text:style-name="T2">org</text:span><text:span text:style-name="T2">/) </text:span><text:span text:style-name="T2">is</text:span><text:span text:style-name="T2"> </text:span><text:span text:style-name="T2">that</text:span><text:span text:style-name="T2"> </text:span><text:span text:style-name="T2">a</text:span><text:span text:style-name="T2"> </text:span><text:span text:style-name="T2">variety</text:span><text:span text:style-name="T2"> </text:span><text:span text:style-name="T2">of</text:span><text:span text:style-name="T2"> </text:span><text:span text:style-name="T2">evaluation</text:span><text:span text:style-name="T2"> </text:span><text:span text:style-name="T2">techniques</text:span><text:span text:style-name="T2"> </text:span><text:span text:style-name="T2">yields</text:span><text:span text:style-name="T2"> </text:span><text:span text:style-name="T2">better</text:span><text:span text:style-name="T2"> </text:span><text:span text:style-name="T2">results</text:span><text:span text:style-name="T2"> </text:span><text:span text:style-name="T2">than</text:span><text:span text:style-name="T2"> </text:span><text:span text:style-name="T2">any</text:span><text:span text:style-name="T2"> </text:span><text:span text:style-name="T2">one</text:span><text:span text:style-name="T2"> </text:span><text:span text:style-name="T2">evaluation</text:span><text:span text:style-name="T2"> </text:span><text:span text:style-name="T2">technique</text:span><text:span text:style-name="T2"> </text:span><text:span text:style-name="T2">on</text:span><text:span text:style-name="T2"> </text:span><text:span text:style-name="T2">its</text:span><text:span text:style-name="T2"> </text:span><text:span text:style-name="T2">own</text:span><text:span text:style-name="T2">, </text:span><text:span text:style-name="T2">at</text:span><text:span text:style-name="T2"> </text:span><text:span text:style-name="T2">least</text:span><text:span text:style-name="T2"> </text:span><text:span text:style-name="T2">in</text:span><text:span text:style-name="T2"> </text:span><text:span text:style-name="T2">the</text:span><text:span text:style-name="T2"> </text:span><text:span text:style-name="T2">context</text:span><text:span text:style-name="T2"> </text:span><text:span text:style-name="T2">of</text:span><text:span text:style-name="T2"> </text:span><text:span text:style-name="T2">assessing</text:span><text:span text:style-name="T2"> </text:span><text:span text:style-name="T2">school</text:span><text:span text:style-name="T2"> </text:span><text:span text:style-name="T2">teachers</text:span><text:span text:style-name="T2">. </text:span><text:span text:style-name="T2">We</text:span><text:span text:style-name="T2"> </text:span><text:span text:style-name="T2">should</text:span><text:span text:style-name="T2"> </text:span><text:span text:style-name="T2">therefore</text:span><text:span text:style-name="T2"> </text:span><text:span text:style-name="T2">use</text:span><text:span text:style-name="T2"> </text:span><text:span text:style-name="T2">several</text:span><text:span text:style-name="T2"> </text:span><text:span text:style-name="T2">techniques</text:span><text:span text:style-name="T2"> </text:span><text:span text:style-name="T2">concurrently</text:span><text:span text:style-name="T2"> </text:span><text:span text:style-name="T2">to</text:span><text:span text:style-name="T2"> </text:span><text:span text:style-name="T2">assess</text:span><text:span text:style-name="T2"> </text:span><text:span text:style-name="T2">SWC</text:span><text:span text:style-name="T2">.</text:span></text:p>
      <text:p text:style-name="P4"/>
      <text:p text:style-name="P3"><text:span text:style-name="T2">I</text:span><text:span text:style-name="T2"> </text:span><text:span text:style-name="T2">am</text:span><text:span text:style-name="T2"> </text:span><text:span text:style-name="T2">currently</text:span><text:span text:style-name="T2"> </text:span><text:span text:style-name="T2">leaning</text:span><text:span text:style-name="T2"> </text:span><text:span text:style-name="T2">toward</text:span><text:span text:style-name="T2"> </text:span><text:span text:style-name="T2">the</text:span><text:span text:style-name="T2"> </text:span><text:span text:style-name="T2">following</text:span><text:span text:style-name="T2"> </text:span><text:span text:style-name="T2">mix</text:span><text:span text:style-name="T2">: </text:span><text:span text:style-name="T2">pre</text:span><text:span text:style-name="T2">- </text:span><text:span text:style-name="T2">and</text:span><text:span text:style-name="T2"> </text:span><text:span text:style-name="T2">post</text:span><text:span text:style-name="T2">-</text:span><text:span text:style-name="T2">surveys</text:span><text:span text:style-name="T2"> </text:span><text:span text:style-name="T2">for</text:span><text:span text:style-name="T2"> </text:span><text:span text:style-name="T2">all</text:span><text:span text:style-name="T2"> </text:span><text:span text:style-name="T2">participants</text:span><text:span text:style-name="T2"> </text:span><text:span text:style-name="T2">of</text:span><text:span text:style-name="T2"> </text:span><text:span text:style-name="T2">all</text:span><text:span text:style-name="T2"> </text:span><text:span text:style-name="T2">upcoming</text:span><text:span text:style-name="T2"> </text:span><text:span text:style-name="T2">bootcamps</text:span><text:span text:style-name="T2">, </text:span><text:span text:style-name="T2">video</text:span><text:span text:style-name="T2"> </text:span><text:span text:style-name="T2">analysis</text:span><text:span text:style-name="T2"> </text:span><text:span text:style-name="T2">of</text:span><text:span text:style-name="T2"> </text:span><text:span text:style-name="T2">a</text:span><text:span text:style-name="T2"> </text:span><text:span text:style-name="T2">random</text:span><text:span text:style-name="T2"> </text:span><text:span text:style-name="T2">sample</text:span><text:span text:style-name="T2"> </text:span><text:span text:style-name="T2">of</text:span><text:span text:style-name="T2"> </text:span><text:span text:style-name="T2">them</text:span><text:span text:style-name="T2"> (</text:span><text:span text:style-name="T2">corresponding</text:span><text:span text:style-name="T2"> </text:span><text:span text:style-name="T2">to</text:span><text:span text:style-name="T2"> </text:span><text:span text:style-name="T2">about</text:span><text:span text:style-name="T2"> </text:span><text:span text:style-name="T2">one</text:span><text:span text:style-name="T2"> </text:span><text:span text:style-name="T2">day</text:span><text:span text:style-name="T2"> </text:span><text:span text:style-name="T2">of</text:span><text:span text:style-name="T2"> </text:span><text:span text:style-name="T2">work</text:span><text:span text:style-name="T2"> </text:span><text:span text:style-name="T2">per</text:span><text:span text:style-name="T2"> </text:span><text:span text:style-name="T2">bootcamp</text:span><text:span text:style-name="T2"> </text:span><text:span text:style-name="T2">site</text:span><text:span text:style-name="T2">), <text:s/></text:span><text:span text:style-name="T2">and</text:span><text:span text:style-name="T2"> </text:span><text:span text:style-name="T2">remote</text:span><text:span text:style-name="T2"> </text:span><text:span text:style-name="T2">pre</text:span><text:span text:style-name="T2">- </text:span><text:span text:style-name="T2">and</text:span><text:span text:style-name="T2"> </text:span><text:span text:style-name="T2">post</text:span><text:span text:style-name="T2">-</text:span><text:span text:style-name="T2">intervention</text:span><text:span text:style-name="T2"> </text:span><text:span text:style-name="T2">interviews</text:span><text:span text:style-name="T2"> (</text:span><text:span text:style-name="T2">via</text:span><text:span text:style-name="T2"> </text:span><text:span text:style-name="T2">Skype</text:span><text:span text:style-name="T2">) </text:span><text:span text:style-name="T2">with</text:span><text:span text:style-name="T2"> </text:span><text:span text:style-name="T2">a</text:span><text:span text:style-name="T2"> </text:span><text:span text:style-name="T2">handful</text:span><text:span text:style-name="T2"> </text:span><text:span text:style-name="T2">of</text:span><text:span text:style-name="T2"> </text:span><text:span text:style-name="T2">attendees</text:span><text:span text:style-name="T2"> </text:span><text:span text:style-name="T2">to</text:span><text:span text:style-name="T2"> </text:span><text:span text:style-name="T2">each</text:span><text:span text:style-name="T2"> </text:span><text:span text:style-name="T2">bootcamp</text:span><text:span text:style-name="T2"> (</text:span><text:span text:style-name="T2">corresponding</text:span><text:span text:style-name="T2"> </text:span><text:span text:style-name="T2">to</text:span><text:span text:style-name="T2"> </text:span><text:span text:style-name="T2">about</text:span><text:span text:style-name="T2"> </text:span><text:span text:style-name="T2">half</text:span><text:span text:style-name="T2"> </text:span><text:span text:style-name="T2">a</text:span><text:span text:style-name="T2"> </text:span><text:span text:style-name="T2">day</text:span><text:span text:style-name="T2"> </text:span><text:span text:style-name="T2">of</text:span><text:span text:style-name="T2"> </text:span><text:span text:style-name="T2">work</text:span><text:span text:style-name="T2"> </text:span><text:span text:style-name="T2">per</text:span><text:span text:style-name="T2"> </text:span><text:span text:style-name="T2">bootcamp</text:span><text:span text:style-name="T2"> </text:span><text:span text:style-name="T2">site</text:span><text:span text:style-name="T2">, </text:span><text:span text:style-name="T2">or</text:span><text:span text:style-name="T2"> </text:span><text:span text:style-name="T2">to</text:span><text:span text:style-name="T2"> </text:span><text:span text:style-name="T2">about</text:span><text:span text:style-name="T2"> </text:span><text:span text:style-name="T2">two</text:span><text:span text:style-name="T2"> </text:span><text:span text:style-name="T2">days</text:span><text:span text:style-name="T2"> </text:span><text:span text:style-name="T2">of</text:span><text:span text:style-name="T2"> </text:span><text:span text:style-name="T2">work</text:span><text:span text:style-name="T2"> </text:span><text:span text:style-name="T2">including</text:span><text:span text:style-name="T2"> </text:span><text:span text:style-name="T2">set</text:span><text:span text:style-name="T2">-</text:span><text:span text:style-name="T2">up</text:span><text:span text:style-name="T2"> </text:span><text:span text:style-name="T2">and</text:span><text:span text:style-name="T2"> </text:span><text:span text:style-name="T2">analysis</text:span><text:span text:style-name="T2"> </text:span><text:span text:style-name="T2">time</text:span><text:span text:style-name="T2">—</text:span><text:span text:style-name="T2">the</text:span><text:span text:style-name="T2"> </text:span><text:span text:style-name="T2">interviews</text:span><text:span text:style-name="T2"> </text:span><text:span text:style-name="T2">could</text:span><text:span text:style-name="T2"> </text:span><text:span text:style-name="T2">be</text:span><text:span text:style-name="T2"> </text:span><text:span text:style-name="T2">conducted</text:span><text:span text:style-name="T2"> </text:span><text:span text:style-name="T2">by</text:span><text:span text:style-name="T2"> </text:span><text:span text:style-name="T2">non</text:span><text:span text:style-name="T2">-</text:span><text:span text:style-name="T2">experts</text:span><text:span text:style-name="T2"> </text:span><text:span text:style-name="T2">with</text:span><text:span text:style-name="T2"> </text:span><text:span text:style-name="T2">some</text:span><text:span text:style-name="T2"> </text:span><text:span text:style-name="T2">interview</text:span><text:span text:style-name="T2"> </text:span><text:span text:style-name="T2">training</text:span><text:span text:style-name="T2"> </text:span><text:span text:style-name="T2">and</text:span><text:span text:style-name="T2"> </text:span><text:span text:style-name="T2">monitoring</text:span><text:span text:style-name="T2">.) </text:span><text:span text:style-name="T2">Including</text:span><text:span text:style-name="T2"> </text:span><text:span text:style-name="T2">time</text:span><text:span text:style-name="T2"> </text:span><text:span text:style-name="T2">for</text:span><text:span text:style-name="T2"> </text:span><text:span text:style-name="T2">analyzing</text:span><text:span text:style-name="T2"> </text:span><text:span text:style-name="T2">the</text:span><text:span text:style-name="T2"> </text:span><text:span text:style-name="T2">survey</text:span><text:span text:style-name="T2"> </text:span><text:span text:style-name="T2">and</text:span><text:span text:style-name="T2"> </text:span><text:span text:style-name="T2">preparing</text:span><text:span text:style-name="T2"> </text:span><text:span text:style-name="T2">a</text:span><text:span text:style-name="T2"> </text:span><text:span text:style-name="T2">summary</text:span><text:span text:style-name="T2"> </text:span><text:span text:style-name="T2">report</text:span><text:span text:style-name="T2">, </text:span><text:span text:style-name="T2">this</text:span><text:span text:style-name="T2"> </text:span><text:span text:style-name="T2">means</text:span><text:span text:style-name="T2"> </text:span><text:span text:style-name="T2">that</text:span><text:span text:style-name="T2"> </text:span><text:span text:style-name="T2">an</text:span><text:span text:style-name="T2"> </text:span><text:span text:style-name="T2">evaluation</text:span><text:span text:style-name="T2"> </text:span><text:span text:style-name="T2">of</text:span><text:span text:style-name="T2"> </text:span><text:span text:style-name="T2">a</text:span><text:span text:style-name="T2"> </text:span><text:span text:style-name="T2">single</text:span><text:span text:style-name="T2"> </text:span><text:span text:style-name="T2">intervention</text:span><text:span text:style-name="T2"> </text:span><text:span text:style-name="T2">could</text:span><text:span text:style-name="T2"> </text:span><text:span text:style-name="T2">take</text:span><text:span text:style-name="T2"> </text:span><text:span text:style-name="T2">about</text:span><text:span text:style-name="T2"> </text:span><text:span text:style-name="T2">one</text:span><text:span text:style-name="T2"> </text:span><text:span text:style-name="T2">week</text:span><text:span text:style-name="T2">, </text:span><text:span text:style-name="T2">and</text:span><text:span text:style-name="T2"> </text:span><text:span text:style-name="T2">that</text:span><text:span text:style-name="T2"> </text:span><text:span text:style-name="T2">therefore</text:span><text:span text:style-name="T2"> </text:span><text:span text:style-name="T2">a</text:span><text:span text:style-name="T2"> </text:span><text:span text:style-name="T2">person</text:span><text:span text:style-name="T2"> </text:span><text:span text:style-name="T2">fully</text:span><text:span text:style-name="T2"> </text:span><text:span text:style-name="T2">dedicated</text:span><text:span text:style-name="T2"> </text:span><text:span text:style-name="T2">to</text:span><text:span text:style-name="T2"> </text:span><text:span text:style-name="T2">assessment</text:span><text:span text:style-name="T2"> </text:span><text:span text:style-name="T2">could</text:span><text:span text:style-name="T2"> </text:span><text:span text:style-name="T2">conduct</text:span><text:span text:style-name="T2"> </text:span><text:span text:style-name="T2">a</text:span><text:span text:style-name="T2"> </text:span><text:span text:style-name="T2">few</text:span><text:span text:style-name="T2"> </text:span><text:span text:style-name="T2">dozens</text:span><text:span text:style-name="T2"> </text:span><text:span text:style-name="T2">in</text:span><text:span text:style-name="T2"> </text:span><text:span text:style-name="T2">a</text:span><text:span text:style-name="T2"> </text:span><text:span text:style-name="T2">year</text:span><text:span text:style-name="T2">. </text:span><text:span text:style-name="T2">It</text:span><text:span text:style-name="T2"> </text:span><text:span text:style-name="T2">also</text:span><text:span text:style-name="T2"> </text:span><text:span text:style-name="T2">means</text:span><text:span text:style-name="T2"> </text:span><text:span text:style-name="T2">that</text:span><text:span text:style-name="T2"> </text:span><text:span text:style-name="T2">assessment</text:span><text:span text:style-name="T2"> </text:span><text:span text:style-name="T2">time</text:span><text:span text:style-name="T2"> </text:span><text:span text:style-name="T2">for</text:span><text:span text:style-name="T2"> </text:span><text:span text:style-name="T2">a</text:span><text:span text:style-name="T2"> </text:span><text:span text:style-name="T2">bootcamp</text:span><text:span text:style-name="T2"> </text:span><text:span text:style-name="T2">would</text:span><text:span text:style-name="T2"> </text:span><text:span text:style-name="T2">be</text:span><text:span text:style-name="T2"> </text:span><text:span text:style-name="T2">roughly</text:span><text:span text:style-name="T2"> </text:span><text:span text:style-name="T2">in</text:span><text:span text:style-name="T2"> </text:span><text:span text:style-name="T2">the</text:span><text:span text:style-name="T2"> </text:span><text:span text:style-name="T2">same</text:span><text:span text:style-name="T2"> </text:span><text:span text:style-name="T2">ballpark</text:span><text:span text:style-name="T2"> </text:span><text:span text:style-name="T2">as</text:span><text:span text:style-name="T2"> </text:span><text:span text:style-name="T2">instruction</text:span><text:span text:style-name="T2"> </text:span><text:span text:style-name="T2">time</text:span><text:span text:style-name="T2"> </text:span><text:span text:style-name="T2">for</text:span><text:span text:style-name="T2"> </text:span><text:span text:style-name="T2">it</text:span><text:span text:style-name="T2">, </text:span><text:span text:style-name="T2">or</text:span><text:span text:style-name="T2">, </text:span><text:span text:style-name="T2">alternatively</text:span><text:span text:style-name="T2">, </text:span><text:span text:style-name="T2">that</text:span><text:span text:style-name="T2"> </text:span><text:span text:style-name="T2">it</text:span><text:span text:style-name="T2"> </text:span><text:span text:style-name="T2">would</text:span><text:span text:style-name="T2"> </text:span><text:span text:style-name="T2">imply</text:span><text:span text:style-name="T2"> </text:span><text:span text:style-name="T2">double</text:span><text:span text:style-name="T2"> </text:span><text:span text:style-name="T2">the</text:span><text:span text:style-name="T2"> </text:span><text:span text:style-name="T2">effort</text:span><text:span text:style-name="T2"> </text:span><text:span text:style-name="T2">for</text:span><text:span text:style-name="T2"> </text:span><text:span text:style-name="T2">a</text:span><text:span text:style-name="T2"> </text:span><text:span text:style-name="T2">bootcamp</text:span><text:span text:style-name="T2">. </text:span><text:span text:style-name="T2">This</text:span><text:span text:style-name="T2"> </text:span><text:span text:style-name="T2">is</text:span><text:span text:style-name="T2"> </text:span><text:span text:style-name="T2">clearly</text:span><text:span text:style-name="T2"> </text:span><text:span text:style-name="T2">out</text:span><text:span text:style-name="T2"> </text:span><text:span text:style-name="T2">of</text:span><text:span text:style-name="T2"> </text:span><text:span text:style-name="T2">scope</text:span><text:span text:style-name="T2"> </text:span><text:span text:style-name="T2">of</text:span><text:span text:style-name="T2"> </text:span><text:span text:style-name="T2">the</text:span><text:span text:style-name="T2"> </text:span><text:span text:style-name="T2">existing</text:span><text:span text:style-name="T2"> </text:span><text:span text:style-name="T2">funding</text:span><text:span text:style-name="T2">, </text:span><text:span text:style-name="T2">but</text:span><text:span text:style-name="T2"> </text:span><text:span text:style-name="T2">on</text:span><text:span text:style-name="T2"> </text:span><text:span text:style-name="T2">par</text:span><text:span text:style-name="T2"> </text:span><text:span text:style-name="T2">with</text:span><text:span text:style-name="T2"> </text:span><text:span text:style-name="T2">some</text:span><text:span text:style-name="T2"> </text:span><text:span text:style-name="T2">other</text:span><text:span text:style-name="T2"> </text:span><text:span text:style-name="T2">efforts</text:span><text:span text:style-name="T2">: </text:span><text:span text:style-name="T2">for</text:span><text:span text:style-name="T2"> </text:span><text:span text:style-name="T2">example</text:span><text:span text:style-name="T2">, </text:span><text:span text:style-name="T2">most</text:span><text:span text:style-name="T2"> </text:span><text:span text:style-name="T2">of</text:span><text:span text:style-name="T2"> </text:span><text:span text:style-name="T2">the</text:span><text:span text:style-name="T2"> </text:span><text:span text:style-name="T2">US</text:span><text:span text:style-name="T2">$3</text:span><text:span text:style-name="T2">M</text:span><text:span text:style-name="T2"> </text:span><text:span text:style-name="T2">that</text:span><text:span text:style-name="T2"> </text:span><text:span text:style-name="T2">the</text:span><text:span text:style-name="T2"> </text:span><text:span text:style-name="T2">Open</text:span><text:span text:style-name="T2"> </text:span><text:span text:style-name="T2">University</text:span><text:span text:style-name="T2"> </text:span><text:span text:style-name="T2">spent</text:span><text:span text:style-name="T2"> </text:span><text:span text:style-name="T2">on</text:span><text:span text:style-name="T2"> </text:span><text:span text:style-name="T2">developing</text:span><text:span text:style-name="T2"> </text:span><text:span text:style-name="T2">their</text:span><text:span text:style-name="T2"> </text:span><text:span text:style-name="T2">new</text:span><text:span text:style-name="T2"> “</text:span><text:span text:style-name="T2">Introduction</text:span><text:span text:style-name="T2"> </text:span><text:span text:style-name="T2">to</text:span><text:span text:style-name="T2"> </text:span><text:span text:style-name="T2">Computing</text:span><text:span text:style-name="T2">” </text:span><text:span text:style-name="T2">curriculum</text:span><text:span text:style-name="T2"> </text:span><text:span text:style-name="T2">was</text:span><text:span text:style-name="T2"> </text:span><text:span text:style-name="T2">spent</text:span><text:span text:style-name="T2"> </text:span><text:span text:style-name="T2">on</text:span><text:span text:style-name="T2"> </text:span><text:span text:style-name="T2">proofreaders</text:span><text:span text:style-name="T2">, </text:span><text:span text:style-name="T2">testers</text:span><text:span text:style-name="T2">, </text:span><text:span text:style-name="T2">and</text:span><text:span text:style-name="T2"> </text:span><text:span text:style-name="T2">editors</text:span><text:span text:style-name="T2"> (</text:span><text:span text:style-name="T2">http</text:span><text:span text:style-name="T2">://</text:span><text:span text:style-name="T2">computinged</text:span><text:span text:style-name="T2">.</text:span><text:span text:style-name="T2">wordpress</text:span><text:span text:style-name="T2">.</text:span><text:span text:style-name="T2">com</text:span><text:span text:style-name="T2">/2012/03/</text:span><text:span text:style-name="T2"> 26/</text:span><text:span text:style-name="T2">teaching</text:span><text:span text:style-name="T2">-4500-</text:span><text:span text:style-name="T2">students</text:span><text:span text:style-name="T2">-</text:span><text:span text:style-name="T2">to</text:span><text:span text:style-name="T2">-</text:span><text:span text:style-name="T2">program</text:span><text:span text:style-name="T2">-</text:span><text:span text:style-name="T2">ubiquitous</text:span><text:span text:style-name="T2">-</text:span><text:span text:style-name="T2">computing</text:span><text:span text:style-name="T2">-</text:span><text:span text:style-name="T2">mike</text:span><text:span text:style-name="T2">-</text:span><text:span text:style-name="T2">richards</text:span><text:span text:style-name="T2">-</text:span><text:span text:style-name="T2">and</text:span><text:span text:style-name="T2">-</text:span><text:span text:style-name="T2">my</text:span><text:span text:style-name="T2">-</text:span><text:span text:style-name="T2">digital</text:span><text:span text:style-name="T2">-</text:span><text:span text:style-name="T2">life</text:span><text:span text:style-name="T2">/).</text:span></text:p>
      <text:p text:style-name="P4"/>
      <text:p text:style-name="P3"><text:span text:style-name="T3">Further</text:span><text:span text:style-name="T3"> </text:span><text:span text:style-name="T3">Thoughts</text:span><text:span text:style-name="T3"> </text:span><text:span text:style-name="T3">on</text:span><text:span text:style-name="T3"> </text:span><text:span text:style-name="T3">Video</text:span><text:span text:style-name="T3"> </text:span><text:span text:style-name="T3">Analysis</text:span></text:p>
      <text:p text:style-name="P4"/>
      <text:p text:style-name="P3"><text:soft-page-break/><text:span text:style-name="T2">Perhaps</text:span><text:span text:style-name="T2"> </text:span><text:span text:style-name="T2">the</text:span><text:span text:style-name="T2"> </text:span><text:span text:style-name="T2">most</text:span><text:span text:style-name="T2"> </text:span><text:span text:style-name="T2">interesting</text:span><text:span text:style-name="T2"> </text:span><text:span text:style-name="T2">proposal</text:span><text:span text:style-name="T2"> </text:span><text:span text:style-name="T2">we</text:span><text:span text:style-name="T2"> </text:span><text:span text:style-name="T2">have</text:span><text:span text:style-name="T2"> (</text:span><text:span text:style-name="T2">certainly</text:span><text:span text:style-name="T2"> </text:span><text:span text:style-name="T2">the</text:span><text:span text:style-name="T2"> </text:span><text:span text:style-name="T2">most</text:span><text:span text:style-name="T2"> </text:span><text:span text:style-name="T2">innovative</text:span><text:span text:style-name="T2">) </text:span><text:span text:style-name="T2">is</text:span><text:span text:style-name="T2"> </text:span><text:span text:style-name="T2">to</text:span><text:span text:style-name="T2"> </text:span><text:span text:style-name="T2">conduct</text:span><text:span text:style-name="T2"> </text:span><text:span text:style-name="T2">video</text:span><text:span text:style-name="T2"> </text:span><text:span text:style-name="T2">analysis</text:span><text:span text:style-name="T2"> </text:span><text:span text:style-name="T2">of</text:span><text:span text:style-name="T2"> </text:span><text:span text:style-name="T2">participants</text:span><text:span text:style-name="T2"> </text:span><text:span text:style-name="T2">at</text:span><text:span text:style-name="T2"> </text:span><text:span text:style-name="T2">work</text:span><text:span text:style-name="T2">, </text:span><text:span text:style-name="T2">through</text:span><text:span text:style-name="T2"> </text:span><text:span text:style-name="T2">screen</text:span><text:span text:style-name="T2"> </text:span><text:span text:style-name="T2">recording</text:span><text:span text:style-name="T2"> </text:span><text:span text:style-name="T2">and</text:span><text:span text:style-name="T2"> </text:span><text:span text:style-name="T2">think</text:span><text:span text:style-name="T2">-</text:span><text:span text:style-name="T2">aloud</text:span><text:span text:style-name="T2"> </text:span><text:span text:style-name="T2">methods</text:span><text:span text:style-name="T2">. </text:span><text:span text:style-name="T2">The</text:span><text:span text:style-name="T2"> </text:span><text:span text:style-name="T2">technique</text:span><text:span text:style-name="T2"> </text:span><text:span text:style-name="T2">shows</text:span><text:span text:style-name="T2"> </text:span><text:span text:style-name="T2">promise</text:span><text:span text:style-name="T2">, </text:span><text:span text:style-name="T2">but</text:span><text:span text:style-name="T2"> </text:span><text:span text:style-name="T2">it</text:span><text:span text:style-name="T2">’</text:span><text:span text:style-name="T2">s</text:span><text:span text:style-name="T2"> </text:span><text:span text:style-name="T2">still</text:span><text:span text:style-name="T2"> </text:span><text:span text:style-name="T2">early</text:span><text:span text:style-name="T2"> </text:span><text:span text:style-name="T2">to</text:span><text:span text:style-name="T2"> </text:span><text:span text:style-name="T2">tell</text:span><text:span text:style-name="T2"> </text:span><text:span text:style-name="T2">if</text:span><text:span text:style-name="T2"> </text:span><text:span text:style-name="T2">it</text:span><text:span text:style-name="T2"> </text:span><text:span text:style-name="T2">will</text:span><text:span text:style-name="T2"> </text:span><text:span text:style-name="T2">be</text:span><text:span text:style-name="T2"> </text:span><text:span text:style-name="T2">appropriate</text:span><text:span text:style-name="T2">. </text:span><text:span text:style-name="T2">A</text:span><text:span text:style-name="T2"> </text:span><text:span text:style-name="T2">few</text:span><text:span text:style-name="T2"> </text:span><text:span text:style-name="T2">problems</text:span><text:span text:style-name="T2"> </text:span><text:span text:style-name="T2">became</text:span><text:span text:style-name="T2"> </text:span><text:span text:style-name="T2">clear</text:span><text:span text:style-name="T2"> </text:span><text:span text:style-name="T2">after</text:span><text:span text:style-name="T2"> </text:span><text:span text:style-name="T2">analyzing</text:span><text:span text:style-name="T2"> </text:span><text:span text:style-name="T2">the</text:span><text:span text:style-name="T2"> </text:span><text:span text:style-name="T2">videos</text:span><text:span text:style-name="T2"> </text:span><text:span text:style-name="T2">we</text:span><text:span text:style-name="T2"> </text:span><text:span text:style-name="T2">have</text:span><text:span text:style-name="T2"> </text:span><text:span text:style-name="T2">so</text:span><text:span text:style-name="T2"> </text:span><text:span text:style-name="T2">far</text:span><text:span text:style-name="T2">:</text:span></text:p>
      <text:p text:style-name="P4"/>
      <text:list xml:id="list34276763" text:style-name="LS3">
        <text:list-item>
          <text:p text:style-name="P8"><text:span text:style-name="T2">Video</text:span><text:span text:style-name="T2"> </text:span><text:span text:style-name="T2">durations</text:span><text:span text:style-name="T2"> </text:span><text:span text:style-name="T2">for</text:span><text:span text:style-name="T2"> </text:span><text:span text:style-name="T2">what</text:span><text:span text:style-name="T2"> </text:span><text:span text:style-name="T2">is</text:span><text:span text:style-name="T2"> </text:span><text:span text:style-name="T2">supposed</text:span><text:span text:style-name="T2"> </text:span><text:span text:style-name="T2">to</text:span><text:span text:style-name="T2"> </text:span><text:span text:style-name="T2">be</text:span><text:span text:style-name="T2"> </text:span><text:span text:style-name="T2">a</text:span><text:span text:style-name="T2"> </text:span><text:span text:style-name="T2">fairly</text:span><text:span text:style-name="T2"> </text:span><text:span text:style-name="T2">simple</text:span><text:span text:style-name="T2"> </text:span><text:span text:style-name="T2">task</text:span><text:span text:style-name="T2"> </text:span><text:span text:style-name="T2">are</text:span><text:span text:style-name="T2"> </text:span><text:span text:style-name="T2">long</text:span><text:span text:style-name="T2">. 30-60 </text:span><text:span text:style-name="T2">minutes</text:span><text:span text:style-name="T2"> </text:span><text:span text:style-name="T2">for</text:span><text:span text:style-name="T2"> </text:span><text:span text:style-name="T2">the</text:span><text:span text:style-name="T2"> “</text:span><text:span text:style-name="T2">helmet</text:span><text:span text:style-name="T2">” </text:span><text:span text:style-name="T2">task</text:span><text:span text:style-name="T2"> </text:span><text:span text:style-name="T2">was</text:span><text:span text:style-name="T2"> </text:span><text:span text:style-name="T2">standard</text:span><text:span text:style-name="T2">. </text:span><text:span text:style-name="T2">This</text:span><text:span text:style-name="T2"> </text:span><text:span text:style-name="T2">does</text:span><text:span text:style-name="T2"> </text:span><text:span text:style-name="T2">not</text:span><text:span text:style-name="T2"> </text:span><text:span text:style-name="T2">include</text:span><text:span text:style-name="T2"> </text:span><text:span text:style-name="T2">the</text:span><text:span text:style-name="T2"> </text:span><text:span text:style-name="T2">time</text:span><text:span text:style-name="T2"> </text:span><text:span text:style-name="T2">that</text:span><text:span text:style-name="T2"> </text:span><text:span text:style-name="T2">some</text:span><text:span text:style-name="T2"> </text:span><text:span text:style-name="T2">participants</text:span><text:span text:style-name="T2"> </text:span><text:span text:style-name="T2">clearly</text:span><text:span text:style-name="T2"> </text:span><text:span text:style-name="T2">spent</text:span><text:span text:style-name="T2"> </text:span><text:span text:style-name="T2">making</text:span><text:span text:style-name="T2"> </text:span><text:span text:style-name="T2">sense</text:span><text:span text:style-name="T2"> </text:span><text:span text:style-name="T2">of</text:span><text:span text:style-name="T2"> </text:span><text:span text:style-name="T2">the</text:span><text:span text:style-name="T2"> </text:span><text:span text:style-name="T2">task</text:span><text:span text:style-name="T2"> (</text:span><text:span text:style-name="T2">reading</text:span><text:span text:style-name="T2"> </text:span><text:span text:style-name="T2">the</text:span><text:span text:style-name="T2"> </text:span><text:span text:style-name="T2">spec</text:span><text:span text:style-name="T2">, </text:span><text:span text:style-name="T2">planning</text:span><text:span text:style-name="T2"> </text:span><text:span text:style-name="T2">a</text:span><text:span text:style-name="T2"> </text:span><text:span text:style-name="T2">strategy</text:span><text:span text:style-name="T2">), </text:span><text:span text:style-name="T2">but</text:span><text:span text:style-name="T2"> </text:span><text:span text:style-name="T2">that</text:span><text:span text:style-name="T2"> </text:span><text:span text:style-name="T2">they</text:span><text:span text:style-name="T2"> </text:span><text:span text:style-name="T2">did</text:span><text:span text:style-name="T2"> </text:span><text:span text:style-name="T2">not</text:span><text:span text:style-name="T2"> </text:span><text:span text:style-name="T2">record</text:span><text:span text:style-name="T2">.</text:span></text:p>
        </text:list-item>
        <text:list-item>
          <text:p text:style-name="P8"><text:span text:style-name="T2">Several</text:span><text:span text:style-name="T2"> </text:span><text:span text:style-name="T2">of</text:span><text:span text:style-name="T2"> </text:span><text:span text:style-name="T2">the</text:span><text:span text:style-name="T2"> </text:span><text:span text:style-name="T2">submitted</text:span><text:span text:style-name="T2"> </text:span><text:span text:style-name="T2">solutions</text:span><text:span text:style-name="T2"> </text:span><text:span text:style-name="T2">would</text:span><text:span text:style-name="T2"> </text:span><text:span text:style-name="T2">not</text:span><text:span text:style-name="T2"> </text:span><text:span text:style-name="T2">have</text:span><text:span text:style-name="T2"> </text:span><text:span text:style-name="T2">satisfied</text:span><text:span text:style-name="T2"> </text:span><text:span text:style-name="T2">the</text:span><text:span text:style-name="T2"> </text:span><text:span text:style-name="T2">spec</text:span><text:span text:style-name="T2"> </text:span><text:span text:style-name="T2">in</text:span><text:span text:style-name="T2"> </text:span><text:span text:style-name="T2">full</text:span><text:span text:style-name="T2">, </text:span><text:span text:style-name="T2">though</text:span><text:span text:style-name="T2"> </text:span><text:span text:style-name="T2">participants</text:span><text:span text:style-name="T2"> </text:span><text:span text:style-name="T2">seemed</text:span><text:span text:style-name="T2"> </text:span><text:span text:style-name="T2">to</text:span><text:span text:style-name="T2"> </text:span><text:span text:style-name="T2">think</text:span><text:span text:style-name="T2"> </text:span><text:span text:style-name="T2">they</text:span><text:span text:style-name="T2"> </text:span><text:span text:style-name="T2">did</text:span><text:span text:style-name="T2">.</text:span></text:p>
        </text:list-item>
        <text:list-item>
          <text:p text:style-name="P8"><text:span text:style-name="T2">The</text:span><text:span text:style-name="T2"> </text:span><text:span text:style-name="T2">task</text:span><text:span text:style-name="T2"> </text:span><text:span text:style-name="T2">did</text:span><text:span text:style-name="T2"> </text:span><text:span text:style-name="T2">not</text:span><text:span text:style-name="T2"> </text:span><text:span text:style-name="T2">include</text:span><text:span text:style-name="T2"> </text:span><text:span text:style-name="T2">anything</text:span><text:span text:style-name="T2"> </text:span><text:span text:style-name="T2">other</text:span><text:span text:style-name="T2"> </text:span><text:span text:style-name="T2">than</text:span><text:span text:style-name="T2"> </text:span><text:span text:style-name="T2">coding</text:span><text:span text:style-name="T2"> </text:span><text:span text:style-name="T2">and</text:span><text:span text:style-name="T2"> </text:span><text:span text:style-name="T2">testing</text:span><text:span text:style-name="T2">. </text:span><text:span text:style-name="T2">That</text:span><text:span text:style-name="T2"> </text:span><text:span text:style-name="T2">is</text:span><text:span text:style-name="T2">: </text:span><text:span text:style-name="T2">no</text:span><text:span text:style-name="T2"> </text:span><text:span text:style-name="T2">interaction</text:span><text:span text:style-name="T2"> </text:span><text:span text:style-name="T2">with</text:span><text:span text:style-name="T2"> </text:span><text:span text:style-name="T2">a</text:span><text:span text:style-name="T2"> </text:span><text:span text:style-name="T2">version</text:span><text:span text:style-name="T2"> </text:span><text:span text:style-name="T2">control</text:span><text:span text:style-name="T2"> </text:span><text:span text:style-name="T2">system</text:span><text:span text:style-name="T2">, </text:span><text:span text:style-name="T2">no</text:span><text:span text:style-name="T2"> (</text:span><text:span text:style-name="T2">or</text:span><text:span text:style-name="T2"> </text:span><text:span text:style-name="T2">rather</text:span><text:span text:style-name="T2">, </text:span><text:span text:style-name="T2">very</text:span><text:span text:style-name="T2"> </text:span><text:span text:style-name="T2">little</text:span><text:span text:style-name="T2">) </text:span><text:span text:style-name="T2">interaction</text:span><text:span text:style-name="T2"> </text:span><text:span text:style-name="T2">with</text:span><text:span text:style-name="T2"> </text:span><text:span text:style-name="T2">the</text:span><text:span text:style-name="T2"> </text:span><text:span text:style-name="T2">shell</text:span><text:span text:style-name="T2">, </text:span><text:span text:style-name="T2">no</text:span><text:span text:style-name="T2"> </text:span><text:span text:style-name="T2">SQL</text:span><text:span text:style-name="T2">. </text:span><text:span text:style-name="T2">It</text:span><text:span text:style-name="T2"> </text:span><text:span text:style-name="T2">should</text:span><text:span text:style-name="T2"> </text:span><text:span text:style-name="T2">be</text:span><text:span text:style-name="T2"> </text:span><text:span text:style-name="T2">possible</text:span><text:span text:style-name="T2"> </text:span><text:span text:style-name="T2">to</text:span><text:span text:style-name="T2"> </text:span><text:span text:style-name="T2">design</text:span><text:span text:style-name="T2"> </text:span><text:span text:style-name="T2">tasks</text:span><text:span text:style-name="T2"> </text:span><text:span text:style-name="T2">that</text:span><text:span text:style-name="T2"> </text:span><text:span text:style-name="T2">require</text:span><text:span text:style-name="T2"> </text:span><text:span text:style-name="T2">these</text:span><text:span text:style-name="T2"> </text:span><text:span text:style-name="T2">tools</text:span><text:span text:style-name="T2">, </text:span><text:span text:style-name="T2">but</text:span><text:span text:style-name="T2"> </text:span><text:span text:style-name="T2">that</text:span><text:span text:style-name="T2"> </text:span><text:span text:style-name="T2">will</text:span><text:span text:style-name="T2"> </text:span><text:span text:style-name="T2">increase</text:span><text:span text:style-name="T2"> </text:span><text:span text:style-name="T2">analysis</text:span><text:span text:style-name="T2"> </text:span><text:span text:style-name="T2">time</text:span><text:span text:style-name="T2">. </text:span><text:span text:style-name="T4">(</text:span><text:span text:style-name="T4">Note</text:span><text:span text:style-name="T4">: </text:span><text:span text:style-name="T4">one</text:span><text:span text:style-name="T4"> </text:span><text:span text:style-name="T4">person</text:span><text:span text:style-name="T4"> </text:span><text:span text:style-name="T4">did</text:span><text:span text:style-name="T4"> </text:span><text:span text:style-name="T4">create</text:span><text:span text:style-name="T4"> </text:span><text:span text:style-name="T4">a</text:span><text:span text:style-name="T4"> </text:span><text:span text:style-name="T4">version</text:span><text:span text:style-name="T4"> </text:span><text:span text:style-name="T4">control</text:span><text:span text:style-name="T4"> </text:span><text:span text:style-name="T4">repository</text:span><text:span text:style-name="T4"> </text:span><text:span text:style-name="T4">for</text:span><text:span text:style-name="T4"> </text:span><text:span text:style-name="T4">the</text:span><text:span text:style-name="T4"> </text:span><text:span text:style-name="T4">task</text:span><text:span text:style-name="T4"> </text:span><text:span text:style-name="T4">on</text:span><text:span text:style-name="T4"> </text:span><text:span text:style-name="T4">his</text:span><text:span text:style-name="T4"> </text:span><text:span text:style-name="T4">own</text:span><text:span text:style-name="T4">.)</text:span></text:p>
        </text:list-item>
        <text:list-item>
          <text:p text:style-name="P8"><text:span text:style-name="T2">Several</text:span><text:span text:style-name="T2"> </text:span><text:span text:style-name="T2">participants</text:span><text:span text:style-name="T2"> </text:span><text:span text:style-name="T2">had</text:span><text:span text:style-name="T2"> </text:span><text:span text:style-name="T2">trouble</text:span><text:span text:style-name="T2"> </text:span><text:span text:style-name="T2">recording</text:span><text:span text:style-name="T2"> </text:span><text:span text:style-name="T2">their</text:span><text:span text:style-name="T2"> </text:span><text:span text:style-name="T2">screens</text:span><text:span text:style-name="T2">. </text:span><text:span text:style-name="T2">If</text:span><text:span text:style-name="T2"> </text:span><text:span text:style-name="T2">we</text:span><text:span text:style-name="T2"> </text:span><text:span text:style-name="T2">are</text:span><text:span text:style-name="T2"> </text:span><text:span text:style-name="T2">going</text:span><text:span text:style-name="T2"> </text:span><text:span text:style-name="T2">to</text:span><text:span text:style-name="T2"> </text:span><text:span text:style-name="T2">ramp</text:span><text:span text:style-name="T2"> </text:span><text:span text:style-name="T2">this</text:span><text:span text:style-name="T2"> </text:span><text:span text:style-name="T2">up</text:span><text:span text:style-name="T2">, </text:span><text:span text:style-name="T2">we</text:span><text:span text:style-name="T2">’</text:span><text:span text:style-name="T2">ll</text:span><text:span text:style-name="T2"> </text:span><text:span text:style-name="T2">need</text:span><text:span text:style-name="T2"> </text:span><text:span text:style-name="T2">to</text:span><text:span text:style-name="T2"> </text:span><text:span text:style-name="T2">find</text:span><text:span text:style-name="T2"> </text:span><text:span text:style-name="T2">what</text:span><text:span text:style-name="T2"> </text:span><text:span text:style-name="T2">works</text:span><text:span text:style-name="T2"> </text:span><text:span text:style-name="T2">and</text:span><text:span text:style-name="T2"> </text:span><text:span text:style-name="T2">what</text:span><text:span text:style-name="T2"> </text:span><text:span text:style-name="T2">doesn</text:span><text:span text:style-name="T2">’</text:span><text:span text:style-name="T2">t</text:span><text:span text:style-name="T2"> </text:span><text:span text:style-name="T2">work</text:span><text:span text:style-name="T2"> </text:span><text:span text:style-name="T2">on</text:span><text:span text:style-name="T2"> </text:span><text:span text:style-name="T2">each</text:span><text:span text:style-name="T2"> </text:span><text:span text:style-name="T2">platform</text:span><text:span text:style-name="T2">.</text:span></text:p>
        </text:list-item>
      </text:list>
      <text:p text:style-name="P4"/>
      <text:p text:style-name="P3"><text:span text:style-name="T2">There</text:span><text:span text:style-name="T2"> </text:span><text:span text:style-name="T2">were</text:span><text:span text:style-name="T2"> </text:span><text:span text:style-name="T2">also</text:span><text:span text:style-name="T2"> </text:span><text:span text:style-name="T2">several</text:span><text:span text:style-name="T2"> </text:span><text:span text:style-name="T2">benefits</text:span><text:span text:style-name="T2"> </text:span><text:span text:style-name="T2">or</text:span><text:span text:style-name="T2"> </text:span><text:span text:style-name="T2">otherwise</text:span><text:span text:style-name="T2"> </text:span><text:span text:style-name="T2">interesting</text:span><text:span text:style-name="T2"> </text:span><text:span text:style-name="T2">things</text:span><text:span text:style-name="T2"> </text:span><text:span text:style-name="T2">that</text:span><text:span text:style-name="T2"> </text:span><text:span text:style-name="T2">became</text:span><text:span text:style-name="T2"> </text:span><text:span text:style-name="T2">clear</text:span><text:span text:style-name="T2"> </text:span><text:span text:style-name="T2">with</text:span><text:span text:style-name="T2"> </text:span><text:span text:style-name="T2">the</text:span><text:span text:style-name="T2"> </text:span><text:span text:style-name="T2">video</text:span><text:span text:style-name="T2"> </text:span><text:span text:style-name="T2">analysis</text:span><text:span text:style-name="T2">:</text:span></text:p>
      <text:p text:style-name="P4"/>
      <text:list xml:id="list34288651" text:style-name="LS4">
        <text:list-item>
          <text:p text:style-name="P9"><text:span text:style-name="T2">I</text:span><text:span text:style-name="T2"> </text:span><text:span text:style-name="T2">found</text:span><text:span text:style-name="T2"> </text:span><text:span text:style-name="T2">it</text:span><text:span text:style-name="T2"> </text:span><text:span text:style-name="T2">almost</text:span><text:span text:style-name="T2"> </text:span><text:span text:style-name="T2">always</text:span><text:span text:style-name="T2"> </text:span><text:span text:style-name="T2">easy</text:span><text:span text:style-name="T2"> </text:span><text:span text:style-name="T2">to</text:span><text:span text:style-name="T2"> </text:span><text:span text:style-name="T2">tell</text:span><text:span text:style-name="T2">, </text:span><text:span text:style-name="T2">after</text:span><text:span text:style-name="T2"> </text:span><text:span text:style-name="T2">only</text:span><text:span text:style-name="T2"> </text:span><text:span text:style-name="T2">a</text:span><text:span text:style-name="T2"> </text:span><text:span text:style-name="T2">short</text:span><text:span text:style-name="T2"> </text:span><text:span text:style-name="T2">time</text:span><text:span text:style-name="T2"> </text:span><text:span text:style-name="T2">into</text:span><text:span text:style-name="T2"> </text:span><text:span text:style-name="T2">the</text:span><text:span text:style-name="T2"> </text:span><text:span text:style-name="T2">video</text:span><text:span text:style-name="T2">, </text:span><text:span text:style-name="T2">whether</text:span><text:span text:style-name="T2"> </text:span><text:span text:style-name="T2">it</text:span><text:span text:style-name="T2"> </text:span><text:span text:style-name="T2">was</text:span><text:span text:style-name="T2"> </text:span><text:span text:style-name="T2">going</text:span><text:span text:style-name="T2"> </text:span><text:span text:style-name="T2">to</text:span><text:span text:style-name="T2"> </text:span><text:span text:style-name="T2">be</text:span><text:span text:style-name="T2"> </text:span><text:span text:style-name="T2">a</text:span><text:span text:style-name="T2"> </text:span><text:span text:style-name="T2">smooth</text:span><text:span text:style-name="T2"> </text:span><text:span text:style-name="T2">task</text:span><text:span text:style-name="T2"> </text:span><text:span text:style-name="T2">for</text:span><text:span text:style-name="T2"> </text:span><text:span text:style-name="T2">the</text:span><text:span text:style-name="T2"> </text:span><text:span text:style-name="T2">participant</text:span><text:span text:style-name="T2"> </text:span><text:span text:style-name="T2">or</text:span><text:span text:style-name="T2"> </text:span><text:span text:style-name="T2">not</text:span><text:span text:style-name="T2">. </text:span><text:span text:style-name="T2">I</text:span><text:span text:style-name="T2"> </text:span><text:span text:style-name="T2">don</text:span><text:span text:style-name="T2">’</text:span><text:span text:style-name="T2">t</text:span><text:span text:style-name="T2"> </text:span><text:span text:style-name="T2">think</text:span><text:span text:style-name="T2"> </text:span><text:span text:style-name="T2">this</text:span><text:span text:style-name="T2"> </text:span><text:span text:style-name="T2">would</text:span><text:span text:style-name="T2"> </text:span><text:span text:style-name="T2">have</text:span><text:span text:style-name="T2"> </text:span><text:span text:style-name="T2">come</text:span><text:span text:style-name="T2"> </text:span><text:span text:style-name="T2">out</text:span><text:span text:style-name="T2"> </text:span><text:span text:style-name="T2">as</text:span><text:span text:style-name="T2"> </text:span><text:span text:style-name="T2">clearly</text:span><text:span text:style-name="T2"> </text:span><text:span text:style-name="T2">with</text:span><text:span text:style-name="T2"> </text:span><text:span text:style-name="T2">any</text:span><text:span text:style-name="T2"> </text:span><text:span text:style-name="T2">other</text:span><text:span text:style-name="T2"> </text:span><text:span text:style-name="T2">of</text:span><text:span text:style-name="T2"> </text:span><text:span text:style-name="T2">the</text:span><text:span text:style-name="T2"> </text:span><text:span text:style-name="T2">techniques</text:span><text:span text:style-name="T2"> </text:span><text:span text:style-name="T2">we</text:span><text:span text:style-name="T2"> </text:span><text:span text:style-name="T2">are</text:span><text:span text:style-name="T2"> </text:span><text:span text:style-name="T2">considering</text:span><text:span text:style-name="T2">. </text:span><text:span text:style-name="T2">Several</text:span><text:span text:style-name="T2"> </text:span><text:span text:style-name="T2">hints</text:span><text:span text:style-name="T2"> </text:span><text:span text:style-name="T2">were</text:span><text:span text:style-name="T2"> </text:span><text:span text:style-name="T2">immediately</text:span><text:span text:style-name="T2"> </text:span><text:span text:style-name="T2">available</text:span><text:span text:style-name="T2">:</text:span></text:p>
          <text:list>
            <text:list-item>
              <text:p text:style-name="P9"><text:span text:style-name="T2">whether</text:span><text:span text:style-name="T2"> </text:span><text:span text:style-name="T2">they</text:span><text:span text:style-name="T2"> </text:span><text:span text:style-name="T2">had</text:span><text:span text:style-name="T2"> </text:span><text:span text:style-name="T2">an</text:span><text:span text:style-name="T2"> </text:span><text:span text:style-name="T2">idea</text:span><text:span text:style-name="T2"> </text:span><text:span text:style-name="T2">of</text:span><text:span text:style-name="T2"> </text:span><text:span text:style-name="T2">the</text:span><text:span text:style-name="T2"> </text:span><text:span text:style-name="T2">overall</text:span><text:span text:style-name="T2"> </text:span><text:span text:style-name="T2">structure</text:span><text:span text:style-name="T2"> </text:span><text:span text:style-name="T2">of</text:span><text:span text:style-name="T2"> </text:span><text:span text:style-name="T2">what</text:span><text:span text:style-name="T2"> </text:span><text:span text:style-name="T2">they</text:span><text:span text:style-name="T2"> </text:span><text:span text:style-name="T2">were</text:span><text:span text:style-name="T2"> </text:span><text:span text:style-name="T2">going</text:span><text:span text:style-name="T2"> </text:span><text:span text:style-name="T2">to</text:span><text:span text:style-name="T2"> </text:span><text:span text:style-name="T2">do</text:span><text:span text:style-name="T2"> </text:span><text:span text:style-name="T2">before</text:span><text:span text:style-name="T2"> </text:span><text:span text:style-name="T2">doing</text:span><text:span text:style-name="T2"> </text:span><text:span text:style-name="T2">it</text:span></text:p>
            </text:list-item>
            <text:list-item>
              <text:p text:style-name="P9"><text:span text:style-name="T2">whether</text:span><text:span text:style-name="T2"> </text:span><text:span text:style-name="T2">their</text:span><text:span text:style-name="T2"> </text:span><text:span text:style-name="T2">decomposition</text:span><text:span text:style-name="T2"> </text:span><text:span text:style-name="T2">was</text:span><text:span text:style-name="T2"> </text:span><text:span text:style-name="T2">conceptually</text:span><text:span text:style-name="T2"> </text:span><text:span text:style-name="T2">clear</text:span></text:p>
            </text:list-item>
            <text:list-item>
              <text:p text:style-name="P9"><text:span text:style-name="T2">whether</text:span><text:span text:style-name="T2"> </text:span><text:span text:style-name="T2">it</text:span><text:span text:style-name="T2"> </text:span><text:span text:style-name="T2">seemed</text:span><text:span text:style-name="T2"> </text:span><text:span text:style-name="T2">that</text:span><text:span text:style-name="T2"> </text:span><text:span text:style-name="T2">their</text:span><text:span text:style-name="T2"> </text:span><text:span text:style-name="T2">tools</text:span><text:span text:style-name="T2"> </text:span><text:span text:style-name="T2">felt</text:span><text:span text:style-name="T2"> </text:span><text:span text:style-name="T2">familiar</text:span><text:span text:style-name="T2"> </text:span><text:span text:style-name="T2">for</text:span><text:span text:style-name="T2"> </text:span><text:span text:style-name="T2">them</text:span></text:p>
            </text:list-item>
            <text:list-item>
              <text:p text:style-name="P9"><text:span text:style-name="T2">whether</text:span><text:span text:style-name="T2"> </text:span><text:span text:style-name="T2">it</text:span><text:span text:style-name="T2"> </text:span><text:span text:style-name="T2">seemed</text:span><text:span text:style-name="T2"> </text:span><text:span text:style-name="T2">that</text:span><text:span text:style-name="T2"> </text:span><text:span text:style-name="T2">the</text:span><text:span text:style-name="T2"> </text:span><text:span text:style-name="T2">language</text:span><text:span text:style-name="T2"> </text:span><text:span text:style-name="T2">felt</text:span><text:span text:style-name="T2"> </text:span><text:span text:style-name="T2">familiar</text:span><text:span text:style-name="T2"> </text:span><text:span text:style-name="T2">for</text:span><text:span text:style-name="T2"> </text:span><text:span text:style-name="T2">them</text:span><text:span text:style-name="T2"> (</text:span><text:span text:style-name="T2">including</text:span><text:span text:style-name="T2">, </text:span><text:span text:style-name="T2">when</text:span><text:span text:style-name="T2"> </text:span><text:span text:style-name="T2">things</text:span><text:span text:style-name="T2"> </text:span><text:span text:style-name="T2">went</text:span><text:span text:style-name="T2"> </text:span><text:span text:style-name="T2">wrong</text:span><text:span text:style-name="T2">, </text:span><text:span text:style-name="T2">whether</text:span><text:span text:style-name="T2"> </text:span><text:span text:style-name="T2">they</text:span><text:span text:style-name="T2"> </text:span><text:span text:style-name="T2">could</text:span><text:span text:style-name="T2"> </text:span><text:span text:style-name="T2">make</text:span><text:span text:style-name="T2"> </text:span><text:span text:style-name="T2">sense</text:span><text:span text:style-name="T2"> </text:span><text:span text:style-name="T2">of</text:span><text:span text:style-name="T2"> </text:span><text:span text:style-name="T2">the</text:span><text:span text:style-name="T2"> </text:span><text:span text:style-name="T2">error</text:span><text:span text:style-name="T2"> </text:span><text:span text:style-name="T2">messages</text:span><text:span text:style-name="T2"> </text:span><text:span text:style-name="T2">efficiently</text:span><text:span text:style-name="T2">)</text:span></text:p>
            </text:list-item>
            <text:list-item>
              <text:p text:style-name="P9"><text:span text:style-name="T2">whether</text:span><text:span text:style-name="T2"> </text:span><text:span text:style-name="T2">they</text:span><text:span text:style-name="T2"> </text:span><text:span text:style-name="T2">were</text:span><text:span text:style-name="T2"> </text:span><text:span text:style-name="T2">using</text:span><text:span text:style-name="T2"> </text:span><text:span text:style-name="T2">overly</text:span><text:span text:style-name="T2"> </text:span><text:span text:style-name="T2">complicated</text:span><text:span text:style-name="T2"> </text:span><text:span text:style-name="T2">structures</text:span><text:span text:style-name="T2"> </text:span><text:span text:style-name="T2">and</text:span><text:span text:style-name="T2"> </text:span><text:span text:style-name="T2">idioms</text:span></text:p>
            </text:list-item>
            <text:list-item>
              <text:p text:style-name="P9"><text:span text:style-name="T2">whether</text:span><text:span text:style-name="T2"> </text:span><text:span text:style-name="T2">they</text:span><text:span text:style-name="T2"> </text:span><text:span text:style-name="T2">had</text:span><text:span text:style-name="T2"> </text:span><text:span text:style-name="T2">grasped</text:span><text:span text:style-name="T2"> </text:span><text:span text:style-name="T2">the</text:span><text:span text:style-name="T2"> </text:span><text:span text:style-name="T2">problem</text:span><text:span text:style-name="T2"> </text:span><text:span text:style-name="T2">spec</text:span><text:span text:style-name="T2"> </text:span><text:span text:style-name="T2">when</text:span><text:span text:style-name="T2"> </text:span><text:span text:style-name="T2">they</text:span><text:span text:style-name="T2"> </text:span><text:span text:style-name="T2">narrated</text:span><text:span text:style-name="T2"> </text:span><text:span text:style-name="T2">it</text:span></text:p>
            </text:list-item>
          </text:list>
        </text:list-item>
        <text:list-item>
          <text:p text:style-name="P9"><text:span text:style-name="T2">The</text:span><text:span text:style-name="T2"> </text:span><text:span text:style-name="T2">think</text:span><text:span text:style-name="T2">-</text:span><text:span text:style-name="T2">aloud</text:span><text:span text:style-name="T2"> </text:span><text:span text:style-name="T2">process</text:span><text:span text:style-name="T2"> </text:span><text:span text:style-name="T2">was</text:span><text:span text:style-name="T2"> </text:span><text:span text:style-name="T2">also</text:span><text:span text:style-name="T2"> </text:span><text:span text:style-name="T2">useful</text:span><text:span text:style-name="T2">: </text:span><text:span text:style-name="T2">it</text:span><text:span text:style-name="T2"> </text:span><text:span text:style-name="T2">often</text:span><text:span text:style-name="T2"> </text:span><text:span text:style-name="T2">helped</text:span><text:span text:style-name="T2"> </text:span><text:span text:style-name="T2">explain</text:span><text:span text:style-name="T2"> </text:span><text:span text:style-name="T2">why</text:span><text:span text:style-name="T2"> </text:span><text:span text:style-name="T2">participants</text:span><text:span text:style-name="T2"> </text:span><text:span text:style-name="T2">went</text:span><text:span text:style-name="T2"> </text:span><text:span text:style-name="T2">down</text:span><text:span text:style-name="T2"> </text:span><text:span text:style-name="T2">weird</text:span><text:span text:style-name="T2"> </text:span><text:span text:style-name="T2">routes</text:span><text:span text:style-name="T2">, </text:span><text:span text:style-name="T2">and</text:span><text:span text:style-name="T2"> </text:span><text:span text:style-name="T2">was</text:span><text:span text:style-name="T2"> </text:span><text:span text:style-name="T2">also</text:span><text:span text:style-name="T2"> </text:span><text:span text:style-name="T2">useful</text:span><text:span text:style-name="T2"> </text:span><text:span text:style-name="T2">for</text:span><text:span text:style-name="T2"> </text:span><text:span text:style-name="T2">figuring</text:span><text:span text:style-name="T2"> </text:span><text:span text:style-name="T2">out</text:span><text:span text:style-name="T2"> </text:span><text:span text:style-name="T2">whether</text:span><text:span text:style-name="T2"> </text:span><text:span text:style-name="T2">they</text:span><text:span text:style-name="T2"> </text:span><text:span text:style-name="T2">knew</text:span><text:span text:style-name="T2"> </text:span><text:span text:style-name="T2">they</text:span><text:span text:style-name="T2"> </text:span><text:span text:style-name="T2">were</text:span><text:span text:style-name="T2"> </text:span><text:span text:style-name="T2">doing</text:span><text:span text:style-name="T2"> </text:span><text:span text:style-name="T2">something</text:span><text:span text:style-name="T2"> </text:span><text:span text:style-name="T2">sloppily</text:span><text:span text:style-name="T2"> </text:span><text:span text:style-name="T2">or</text:span><text:span text:style-name="T2"> </text:span><text:span text:style-name="T2">not</text:span><text:span text:style-name="T2"> (“</text:span><text:span text:style-name="T2">I</text:span><text:span text:style-name="T2"> </text:span><text:span text:style-name="T2">know</text:span><text:span text:style-name="T2"> </text:span><text:span text:style-name="T2">you</text:span><text:span text:style-name="T2">’</text:span><text:span text:style-name="T2">re</text:span><text:span text:style-name="T2"> </text:span><text:span text:style-name="T2">not</text:span><text:span text:style-name="T2"> </text:span><text:span text:style-name="T2">supposed</text:span><text:span text:style-name="T2"> </text:span><text:span text:style-name="T2">to</text:span><text:span text:style-name="T2"> </text:span><text:span text:style-name="T2">copy</text:span><text:span text:style-name="T2"> </text:span><text:span text:style-name="T2">this</text:span><text:span text:style-name="T2"> </text:span><text:span text:style-name="T2">like</text:span><text:span text:style-name="T2"> </text:span><text:span text:style-name="T2">that</text:span><text:span text:style-name="T2">, </text:span><text:span text:style-name="T2">but</text:span><text:span text:style-name="T2"> </text:span><text:span text:style-name="T2">for</text:span><text:span text:style-name="T2"> </text:span><text:span text:style-name="T2">now</text:span><text:span text:style-name="T2"> </text:span><text:span text:style-name="T2">this</text:span><text:span text:style-name="T2"> </text:span><text:span text:style-name="T2">should</text:span><text:span text:style-name="T2"> </text:span><text:span text:style-name="T2">be</text:span><text:span text:style-name="T2"> </text:span><text:span text:style-name="T2">enough</text:span><text:span text:style-name="T2">...”).</text:span></text:p>
        </text:list-item>
        <text:list-item>
          <text:p text:style-name="P9"><text:soft-page-break/><text:span text:style-name="T2">Watching</text:span><text:span text:style-name="T2"> </text:span><text:span text:style-name="T2">the</text:span><text:span text:style-name="T2"> </text:span><text:span text:style-name="T2">videos</text:span><text:span text:style-name="T2"> </text:span><text:span text:style-name="T2">had</text:span><text:span text:style-name="T2"> </text:span><text:span text:style-name="T2">an</text:span><text:span text:style-name="T2"> </text:span><text:span text:style-name="T2">educational</text:span><text:span text:style-name="T2"> </text:span><text:span text:style-name="T2">value</text:span><text:span text:style-name="T2"> </text:span><text:span text:style-name="T2">for</text:span><text:span text:style-name="T2"> </text:span><text:span text:style-name="T2">me</text:span><text:span text:style-name="T2">, </text:span><text:span text:style-name="T2">too</text:span><text:span text:style-name="T2">: </text:span><text:span text:style-name="T2">I</text:span><text:span text:style-name="T2"> </text:span><text:span text:style-name="T2">learned</text:span><text:span text:style-name="T2"> </text:span><text:span text:style-name="T2">about</text:span><text:span text:style-name="T2"> </text:span><text:span text:style-name="T2">some</text:span><text:span text:style-name="T2"> </text:span><text:span text:style-name="T2">features</text:span><text:span text:style-name="T2"> </text:span><text:span text:style-name="T2">of</text:span><text:span text:style-name="T2"> </text:span><text:span text:style-name="T2">Python</text:span><text:span text:style-name="T2"> </text:span><text:span text:style-name="T2">I</text:span><text:span text:style-name="T2"> </text:span><text:span text:style-name="T2">didn</text:span><text:span text:style-name="T2">’</text:span><text:span text:style-name="T2">t</text:span><text:span text:style-name="T2"> </text:span><text:span text:style-name="T2">know</text:span><text:span text:style-name="T2"> </text:span><text:span text:style-name="T2">of</text:span><text:span text:style-name="T2">, </text:span><text:span text:style-name="T2">and</text:span><text:span text:style-name="T2"> </text:span><text:span text:style-name="T2">it</text:span><text:span text:style-name="T2"> </text:span><text:span text:style-name="T2">helped</text:span><text:span text:style-name="T2"> </text:span><text:span text:style-name="T2">me</text:span><text:span text:style-name="T2"> </text:span><text:span text:style-name="T2">clarify</text:span><text:span text:style-name="T2">, </text:span><text:span text:style-name="T2">for</text:span><text:span text:style-name="T2"> </text:span><text:span text:style-name="T2">myself</text:span><text:span text:style-name="T2">, </text:span><text:span text:style-name="T2">what</text:span><text:span text:style-name="T2"> </text:span><text:span text:style-name="T2">software</text:span><text:span text:style-name="T2"> </text:span><text:span text:style-name="T2">development</text:span><text:span text:style-name="T2"> </text:span><text:span text:style-name="T2">expertise</text:span><text:span text:style-name="T2"> </text:span><text:span text:style-name="T2">looks</text:span><text:span text:style-name="T2"> </text:span><text:span text:style-name="T2">like</text:span><text:span text:style-name="T2">. </text:span><text:span text:style-name="T2">I</text:span><text:span text:style-name="T2"> </text:span><text:span text:style-name="T2">return</text:span><text:span text:style-name="T2"> </text:span><text:span text:style-name="T2">to</text:span><text:span text:style-name="T2"> </text:span><text:span text:style-name="T2">this</text:span><text:span text:style-name="T2"> </text:span><text:span text:style-name="T2">point</text:span><text:span text:style-name="T2"> </text:span><text:span text:style-name="T2">below</text:span><text:span text:style-name="T2">.</text:span></text:p>
        </text:list-item>
      </text:list>
      <text:p text:style-name="P4"/>
      <text:p text:style-name="P3"><text:span text:style-name="T2">We</text:span><text:span text:style-name="T2"> </text:span><text:span text:style-name="T2">should</text:span><text:span text:style-name="T2"> </text:span><text:span text:style-name="T2">therefore</text:span><text:span text:style-name="T2">:</text:span></text:p>
      <text:p text:style-name="P4"/>
      <text:list xml:id="list34275492" text:style-name="LS5">
        <text:list-item>
          <text:p text:style-name="P10"><text:span text:style-name="T2">Build</text:span><text:span text:style-name="T2"> </text:span><text:span text:style-name="T2">the</text:span><text:span text:style-name="T2"> </text:span><text:span text:style-name="T2">need</text:span><text:span text:style-name="T2"> </text:span><text:span text:style-name="T2">to</text:span><text:span text:style-name="T2"> </text:span><text:span text:style-name="T2">interact</text:span><text:span text:style-name="T2"> </text:span><text:span text:style-name="T2">with</text:span><text:span text:style-name="T2"> </text:span><text:span text:style-name="T2">tools</text:span><text:span text:style-name="T2"> </text:span><text:span text:style-name="T2">other</text:span><text:span text:style-name="T2"> </text:span><text:span text:style-name="T2">than</text:span><text:span text:style-name="T2"> </text:span><text:span text:style-name="T2">just</text:span><text:span text:style-name="T2"> </text:span><text:span text:style-name="T2">a</text:span><text:span text:style-name="T2"> </text:span><text:span text:style-name="T2">programming</text:span><text:span text:style-name="T2"> </text:span><text:span text:style-name="T2">language</text:span><text:span text:style-name="T2"> </text:span><text:span text:style-name="T2">into</text:span><text:span text:style-name="T2"> </text:span><text:span text:style-name="T2">the</text:span><text:span text:style-name="T2"> </text:span><text:span text:style-name="T2">task</text:span><text:span text:style-name="T2"> </text:span><text:span text:style-name="T2">description</text:span><text:span text:style-name="T2">.</text:span></text:p>
        </text:list-item>
        <text:list-item>
          <text:p text:style-name="P10"><text:span text:style-name="T2">Experiment</text:span><text:span text:style-name="T2"> </text:span><text:span text:style-name="T2">with</text:span><text:span text:style-name="T2"> </text:span><text:span text:style-name="T2">debugging</text:span><text:span text:style-name="T2"> </text:span><text:span text:style-name="T2">and</text:span><text:span text:style-name="T2"> </text:span><text:span text:style-name="T2">maintenance</text:span><text:span text:style-name="T2"> </text:span><text:span text:style-name="T2">tasks</text:span><text:span text:style-name="T2">, </text:span><text:span text:style-name="T2">as</text:span><text:span text:style-name="T2"> </text:span><text:span text:style-name="T2">opposed</text:span><text:span text:style-name="T2"> </text:span><text:span text:style-name="T2">with</text:span><text:span text:style-name="T2"> </text:span><text:span text:style-name="T2">only</text:span><text:span text:style-name="T2"> </text:span><text:span text:style-name="T2">new</text:span><text:span text:style-name="T2"> </text:span><text:span text:style-name="T2">code</text:span><text:span text:style-name="T2"> </text:span><text:span text:style-name="T2">tasks</text:span><text:span text:style-name="T2">.</text:span></text:p>
        </text:list-item>
        <text:list-item>
          <text:p text:style-name="P10"><text:span text:style-name="T2">Get</text:span><text:span text:style-name="T2"> </text:span><text:span text:style-name="T2">participants</text:span><text:span text:style-name="T2"> </text:span><text:span text:style-name="T2">to</text:span><text:span text:style-name="T2"> </text:span><text:span text:style-name="T2">submit</text:span><text:span text:style-name="T2"> </text:span><text:span text:style-name="T2">their</text:span><text:span text:style-name="T2"> </text:span><text:span text:style-name="T2">code</text:span><text:span text:style-name="T2"> </text:span><text:span text:style-name="T2">as</text:span><text:span text:style-name="T2"> </text:span><text:span text:style-name="T2">well</text:span><text:span text:style-name="T2">, </text:span><text:span text:style-name="T2">so</text:span><text:span text:style-name="T2"> </text:span><text:span text:style-name="T2">it</text:span><text:span text:style-name="T2"> </text:span><text:span text:style-name="T2">can</text:span><text:span text:style-name="T2"> </text:span><text:span text:style-name="T2">be</text:span><text:span text:style-name="T2"> </text:span><text:span text:style-name="T2">tested</text:span><text:span text:style-name="T2"> </text:span><text:span text:style-name="T2">and</text:span><text:span text:style-name="T2"> </text:span><text:span text:style-name="T2">graded</text:span><text:span text:style-name="T2">.</text:span></text:p>
        </text:list-item>
        <text:list-item>
          <text:p text:style-name="P10"><text:span text:style-name="T2">Experiment</text:span><text:span text:style-name="T2"> </text:span><text:span text:style-name="T2">with</text:span><text:span text:style-name="T2"> </text:span><text:span text:style-name="T2">peer</text:span><text:span text:style-name="T2"> </text:span><text:span text:style-name="T2">commenting</text:span><text:span text:style-name="T2"> </text:span><text:span text:style-name="T2">of</text:span><text:span text:style-name="T2"> </text:span><text:span text:style-name="T2">performance</text:span><text:span text:style-name="T2">, </text:span><text:span text:style-name="T2">as</text:span><text:span text:style-name="T2"> </text:span><text:span text:style-name="T2">an</text:span><text:span text:style-name="T2"> </text:span><text:span text:style-name="T2">educational</text:span><text:span text:style-name="T2"> </text:span><text:span text:style-name="T2">tool</text:span><text:span text:style-name="T2">. </text:span><text:span text:style-name="T2">I</text:span><text:span text:style-name="T2">’</text:span><text:span text:style-name="T2">ve</text:span><text:span text:style-name="T2"> </text:span><text:span text:style-name="T2">learned</text:span><text:span text:style-name="T2"> </text:span><text:span text:style-name="T2">from</text:span><text:span text:style-name="T2"> </text:span><text:span text:style-name="T2">watching</text:span><text:span text:style-name="T2"> </text:span><text:span text:style-name="T2">these</text:span><text:span text:style-name="T2"> </text:span><text:span text:style-name="T2">videos</text:span><text:span text:style-name="T2">; </text:span><text:span text:style-name="T2">it</text:span><text:span text:style-name="T2">’</text:span><text:span text:style-name="T2">s</text:span><text:span text:style-name="T2"> </text:span><text:span text:style-name="T2">reasonable</text:span><text:span text:style-name="T2"> </text:span><text:span text:style-name="T2">to</text:span><text:span text:style-name="T2"> </text:span><text:span text:style-name="T2">expect</text:span><text:span text:style-name="T2"> </text:span><text:span text:style-name="T2">that</text:span><text:span text:style-name="T2"> </text:span><text:span text:style-name="T2">participants</text:span><text:span text:style-name="T2"> </text:span><text:span text:style-name="T2">could</text:span><text:span text:style-name="T2"> </text:span><text:span text:style-name="T2">also</text:span><text:span text:style-name="T2"> </text:span><text:span text:style-name="T2">learn</text:span><text:span text:style-name="T2"> </text:span><text:span text:style-name="T2">from</text:span><text:span text:style-name="T2"> </text:span><text:span text:style-name="T2">them</text:span><text:span text:style-name="T2">. </text:span><text:span text:style-name="T2">They</text:span><text:span text:style-name="T2"> </text:span><text:span text:style-name="T2">learn</text:span><text:span text:style-name="T2"> </text:span><text:span text:style-name="T2">from</text:span><text:span text:style-name="T2"> </text:span><text:span text:style-name="T2">watching</text:span><text:span text:style-name="T2"> </text:span><text:span text:style-name="T2">others</text:span><text:span text:style-name="T2"> </text:span><text:span text:style-name="T2">tackle</text:span><text:span text:style-name="T2"> </text:span><text:span text:style-name="T2">the</text:span><text:span text:style-name="T2"> </text:span><text:span text:style-name="T2">same</text:span><text:span text:style-name="T2"> </text:span><text:span text:style-name="T2">task</text:span><text:span text:style-name="T2"> </text:span><text:span text:style-name="T2">in</text:span><text:span text:style-name="T2"> </text:span><text:span text:style-name="T2">different</text:span><text:span text:style-name="T2"> </text:span><text:span text:style-name="T2">ways</text:span><text:span text:style-name="T2">, </text:span><text:span text:style-name="T2">perhaps</text:span><text:span text:style-name="T2"> </text:span><text:span text:style-name="T2">with</text:span><text:span text:style-name="T2"> </text:span><text:span text:style-name="T2">different</text:span><text:span text:style-name="T2"> </text:span><text:span text:style-name="T2">tools</text:span><text:span text:style-name="T2">, </text:span><text:span text:style-name="T2">and</text:span><text:span text:style-name="T2"> </text:span><text:span text:style-name="T2">making</text:span><text:span text:style-name="T2"> </text:span><text:span text:style-name="T2">the</text:span><text:span text:style-name="T2"> </text:span><text:span text:style-name="T2">same</text:span><text:span text:style-name="T2"> </text:span><text:span text:style-name="T2">or</text:span><text:span text:style-name="T2"> </text:span><text:span text:style-name="T2">different</text:span><text:span text:style-name="T2"> </text:span><text:span text:style-name="T2">mistakes</text:span><text:span text:style-name="T2">. </text:span><text:span text:style-name="T2">They</text:span><text:span text:style-name="T2"> </text:span><text:span text:style-name="T2">also</text:span><text:span text:style-name="T2"> </text:span><text:span text:style-name="T2">learn</text:span><text:span text:style-name="T2"> </text:span><text:span text:style-name="T2">from</text:span><text:span text:style-name="T2"> </text:span><text:span text:style-name="T2">getting</text:span><text:span text:style-name="T2"> </text:span><text:span text:style-name="T2">other</text:span><text:span text:style-name="T2"> </text:span><text:span text:style-name="T2">people</text:span><text:span text:style-name="T2">’</text:span><text:span text:style-name="T2">s</text:span><text:span text:style-name="T2"> </text:span><text:span text:style-name="T2">feedback</text:span><text:span text:style-name="T2">. </text:span><text:span text:style-name="T2">In</text:span><text:span text:style-name="T2"> </text:span><text:span text:style-name="T2">some</text:span><text:span text:style-name="T2"> </text:span><text:span text:style-name="T2">domains</text:span><text:span text:style-name="T2"> (</text:span><text:span text:style-name="T2">public</text:span><text:span text:style-name="T2"> </text:span><text:span text:style-name="T2">speaking</text:span><text:span text:style-name="T2"> </text:span><text:span text:style-name="T2">training</text:span><text:span text:style-name="T2">, </text:span><text:span text:style-name="T2">for</text:span><text:span text:style-name="T2"> </text:span><text:span text:style-name="T2">instance</text:span><text:span text:style-name="T2">) </text:span><text:span text:style-name="T2">this</text:span><text:span text:style-name="T2"> </text:span><text:span text:style-name="T2">is</text:span><text:span text:style-name="T2"> </text:span><text:span text:style-name="T2">done</text:span><text:span text:style-name="T2"> </text:span><text:span text:style-name="T2">routinely</text:span><text:span text:style-name="T2">. </text:span><text:span text:style-name="T2">This</text:span><text:span text:style-name="T2"> </text:span><text:span text:style-name="T2">is</text:span><text:span text:style-name="T2"> </text:span><text:span text:style-name="T2">not</text:span><text:span text:style-name="T2"> </text:span><text:span text:style-name="T2">an</text:span><text:span text:style-name="T2"> </text:span><text:span text:style-name="T2">assessment</text:span><text:span text:style-name="T2"> </text:span><text:span text:style-name="T2">strategy</text:span><text:span text:style-name="T2">, </text:span><text:span text:style-name="T2">but</text:span><text:span text:style-name="T2"> </text:span><text:span text:style-name="T2">it</text:span><text:span text:style-name="T2"> </text:span><text:span text:style-name="T2">still</text:span><text:span text:style-name="T2"> </text:span><text:span text:style-name="T2">seems</text:span><text:span text:style-name="T2"> </text:span><text:span text:style-name="T2">valuable</text:span><text:span text:style-name="T2">.</text:span></text:p>
        </text:list-item>
        <text:list-item>
          <text:p text:style-name="P10"><text:span text:style-name="T2">Produce</text:span><text:span text:style-name="T2"> </text:span><text:span text:style-name="T2">a</text:span><text:span text:style-name="T2"> </text:span><text:span text:style-name="T2">rubric</text:span><text:span text:style-name="T2"> </text:span><text:span text:style-name="T2">for</text:span><text:span text:style-name="T2"> </text:span><text:span text:style-name="T2">assessing</text:span><text:span text:style-name="T2"> </text:span><text:span text:style-name="T2">videos</text:span><text:span text:style-name="T2"> </text:span><text:span text:style-name="T2">to</text:span><text:span text:style-name="T2"> </text:span><text:span text:style-name="T2">make</text:span><text:span text:style-name="T2"> </text:span><text:span text:style-name="T2">analysis</text:span><text:span text:style-name="T2"> </text:span><text:span text:style-name="T2">of</text:span><text:span text:style-name="T2"> </text:span><text:span text:style-name="T2">them</text:span><text:span text:style-name="T2"> </text:span><text:span text:style-name="T2">more</text:span><text:span text:style-name="T2"> </text:span><text:span text:style-name="T2">systematic</text:span><text:span text:style-name="T2">.</text:span></text:p>
        </text:list-item>
      </text:list>
      <text:p text:style-name="P4"/>
      <text:p text:style-name="P3"><text:span text:style-name="T2">One</text:span><text:span text:style-name="T2"> </text:span><text:span text:style-name="T2">complicating</text:span><text:span text:style-name="T2"> </text:span><text:span text:style-name="T2">factor</text:span><text:span text:style-name="T2"> </text:span><text:span text:style-name="T2">is</text:span><text:span text:style-name="T2"> </text:span><text:span text:style-name="T2">the</text:span><text:span text:style-name="T2"> </text:span><text:span text:style-name="T2">potential</text:span><text:span text:style-name="T2"> </text:span><text:span text:style-name="T2">conflict</text:span><text:span text:style-name="T2"> </text:span><text:span text:style-name="T2">between</text:span><text:span text:style-name="T2"> </text:span><text:span text:style-name="T2">using</text:span><text:span text:style-name="T2"> </text:span><text:span text:style-name="T2">videos</text:span><text:span text:style-name="T2"> </text:span><text:span text:style-name="T2">to</text:span><text:span text:style-name="T2"> </text:span><text:span text:style-name="T2">assess</text:span><text:span text:style-name="T2"> </text:span><text:span text:style-name="T2">the</text:span><text:span text:style-name="T2"> </text:span><text:span text:style-name="T2">training</text:span><text:span text:style-name="T2">, </text:span><text:span text:style-name="T2">and</text:span><text:span text:style-name="T2"> </text:span><text:span text:style-name="T2">using</text:span><text:span text:style-name="T2"> </text:span><text:span text:style-name="T2">them</text:span><text:span text:style-name="T2"> </text:span><text:span text:style-name="T2">as</text:span><text:span text:style-name="T2"> </text:span><text:span text:style-name="T2">a</text:span><text:span text:style-name="T2"> </text:span><text:span text:style-name="T2">graduation</text:span><text:span text:style-name="T2"> </text:span><text:span text:style-name="T2">exercise</text:span><text:span text:style-name="T2"> (</text:span><text:span text:style-name="T2">i</text:span><text:span text:style-name="T2">.</text:span><text:span text:style-name="T2">e</text:span><text:span text:style-name="T2">., </text:span><text:span text:style-name="T2">requiring</text:span><text:span text:style-name="T2"> </text:span><text:span text:style-name="T2">students</text:span><text:span text:style-name="T2"> </text:span><text:span text:style-name="T2">to</text:span><text:span text:style-name="T2"> </text:span><text:span text:style-name="T2">submit</text:span><text:span text:style-name="T2"> </text:span><text:span text:style-name="T2">a</text:span><text:span text:style-name="T2"> </text:span><text:span text:style-name="T2">video</text:span><text:span text:style-name="T2"> </text:span><text:span text:style-name="T2">of</text:span><text:span text:style-name="T2"> </text:span><text:span text:style-name="T2">themselves</text:span><text:span text:style-name="T2"> </text:span><text:span text:style-name="T2">doing</text:span><text:span text:style-name="T2"> </text:span><text:span text:style-name="T2">a</text:span><text:span text:style-name="T2"> </text:span><text:span text:style-name="T2">task</text:span><text:span text:style-name="T2"> “</text:span><text:span text:style-name="T2">well</text:span><text:span text:style-name="T2"> </text:span><text:span text:style-name="T2">enough</text:span><text:span text:style-name="T2">” </text:span><text:span text:style-name="T2">to</text:span><text:span text:style-name="T2"> </text:span><text:span text:style-name="T2">earn</text:span><text:span text:style-name="T2"> </text:span><text:span text:style-name="T2">a</text:span><text:span text:style-name="T2"> </text:span><text:span text:style-name="T2">Software</text:span><text:span text:style-name="T2"> </text:span><text:span text:style-name="T2">Carpentry</text:span><text:span text:style-name="T2"> </text:span><text:span text:style-name="T2">badge</text:span><text:span text:style-name="T2">).</text:span></text:p>
      <text:p text:style-name="P4"/>
      <text:p text:style-name="P3"><text:span text:style-name="T3">Next</text:span><text:span text:style-name="T3"> </text:span><text:span text:style-name="T3">Steps</text:span></text:p>
      <text:p text:style-name="P4"/>
      <text:p text:style-name="P3"><text:span text:style-name="T2">The</text:span><text:span text:style-name="T2"> </text:span><text:span text:style-name="T2">next</text:span><text:span text:style-name="T2"> </text:span><text:span text:style-name="T2">three</text:span><text:span text:style-name="T2"> </text:span><text:span text:style-name="T2">steps</text:span><text:span text:style-name="T2"> </text:span><text:span text:style-name="T2">are</text:span><text:span text:style-name="T2">:</text:span></text:p>
      <text:p text:style-name="P4"/>
      <text:list xml:id="list34272397" text:style-name="LS6">
        <text:list-item>
          <text:p text:style-name="P11"><text:span text:style-name="T2">Begin</text:span><text:span text:style-name="T2"> </text:span><text:span text:style-name="T2">conducting</text:span><text:span text:style-name="T2"> </text:span><text:span text:style-name="T2">the</text:span><text:span text:style-name="T2"> </text:span><text:span text:style-name="T2">post</text:span><text:span text:style-name="T2">-</text:span><text:span text:style-name="T2">intervention</text:span><text:span text:style-name="T2"> </text:span><text:span text:style-name="T2">interviews</text:span><text:span text:style-name="T2"> </text:span><text:span text:style-name="T2">with</text:span><text:span text:style-name="T2"> </text:span><text:span text:style-name="T2">STSCI</text:span><text:span text:style-name="T2"> </text:span><text:span text:style-name="T2">participants</text:span><text:span text:style-name="T2"> (</text:span><text:span text:style-name="T2">the</text:span><text:span text:style-name="T2"> </text:span><text:span text:style-name="T2">workshop</text:span><text:span text:style-name="T2"> </text:span><text:span text:style-name="T2">is</text:span><text:span text:style-name="T2"> </text:span><text:span text:style-name="T2">now</text:span><text:span text:style-name="T2">, </text:span><text:span text:style-name="T2">perhaps</text:span><text:span text:style-name="T2">, </text:span><text:span text:style-name="T2">far</text:span><text:span text:style-name="T2"> </text:span><text:span text:style-name="T2">enough</text:span><text:span text:style-name="T2"> </text:span><text:span text:style-name="T2">into</text:span><text:span text:style-name="T2"> </text:span><text:span text:style-name="T2">the</text:span><text:span text:style-name="T2"> </text:span><text:span text:style-name="T2">past</text:span><text:span text:style-name="T2"> </text:span><text:span text:style-name="T2">for</text:span><text:span text:style-name="T2"> </text:span><text:span text:style-name="T2">them</text:span><text:span text:style-name="T2"> </text:span><text:span text:style-name="T2">that</text:span><text:span text:style-name="T2"> </text:span><text:span text:style-name="T2">things</text:span><text:span text:style-name="T2"> </text:span><text:span text:style-name="T2">have</text:span><text:span text:style-name="T2"> </text:span><text:span text:style-name="T2">returned</text:span><text:span text:style-name="T2"> </text:span><text:span text:style-name="T2">to</text:span><text:span text:style-name="T2"> </text:span><text:span text:style-name="T2">normal</text:span><text:span text:style-name="T2">, </text:span><text:span text:style-name="T2">except</text:span><text:span text:style-name="T2"> </text:span><text:span text:style-name="T2">for</text:span><text:span text:style-name="T2"> </text:span><text:span text:style-name="T2">whatever</text:span><text:span text:style-name="T2"> </text:span><text:span text:style-name="T2">benefits</text:span><text:span text:style-name="T2"> </text:span><text:span text:style-name="T2">they</text:span><text:span text:style-name="T2"> </text:span><text:span text:style-name="T2">extracted</text:span><text:span text:style-name="T2"> </text:span><text:span text:style-name="T2">from</text:span><text:span text:style-name="T2"> </text:span><text:span text:style-name="T2">SWC</text:span><text:span text:style-name="T2">). </text:span><text:span text:style-name="T2">Action</text:span><text:span text:style-name="T2">: </text:span><text:span text:style-name="T2">JA</text:span><text:span text:style-name="T2">.</text:span></text:p>
        </text:list-item>
        <text:list-item>
          <text:p text:style-name="P11"><text:span text:style-name="T2">Design</text:span><text:span text:style-name="T2"> </text:span><text:span text:style-name="T2">a</text:span><text:span text:style-name="T2"> </text:span><text:span text:style-name="T2">task</text:span><text:span text:style-name="T2"> </text:span><text:span text:style-name="T2">for</text:span><text:span text:style-name="T2"> </text:span><text:span text:style-name="T2">video</text:span><text:span text:style-name="T2"> </text:span><text:span text:style-name="T2">assessment</text:span><text:span text:style-name="T2"> </text:span><text:span text:style-name="T2">that</text:span><text:span text:style-name="T2"> </text:span><text:span text:style-name="T2">is</text:span><text:span text:style-name="T2"> </text:span><text:span text:style-name="T2">short</text:span><text:span text:style-name="T2"> (</text:span><text:span text:style-name="T2">so</text:span><text:span text:style-name="T2"> </text:span><text:span text:style-name="T2">that</text:span><text:span text:style-name="T2"> </text:span><text:span text:style-name="T2">learners</text:span><text:span text:style-name="T2"> </text:span><text:span text:style-name="T2">will</text:span><text:span text:style-name="T2"> </text:span><text:span text:style-name="T2">complete</text:span><text:span text:style-name="T2"> </text:span><text:span text:style-name="T2">it</text:span><text:span text:style-name="T2">) </text:span><text:span text:style-name="T2">but</text:span><text:span text:style-name="T2"> </text:span><text:span text:style-name="T2">comprehensive</text:span><text:span text:style-name="T2"> (</text:span><text:span text:style-name="T2">so</text:span><text:span text:style-name="T2"> </text:span><text:span text:style-name="T2">that</text:span><text:span text:style-name="T2"> </text:span><text:span text:style-name="T2">it</text:span><text:span text:style-name="T2"> </text:span><text:span text:style-name="T2">exercises</text:span><text:span text:style-name="T2"> </text:span><text:span text:style-name="T2">all</text:span><text:span text:style-name="T2"> </text:span><text:span text:style-name="T2">four</text:span><text:span text:style-name="T2"> </text:span><text:span text:style-name="T2">of</text:span><text:span text:style-name="T2"> </text:span><text:span text:style-name="T2">the</text:span><text:span text:style-name="T2"> </text:span><text:span text:style-name="T2">major</text:span><text:span text:style-name="T2"> </text:span><text:span text:style-name="T2">skill</text:span><text:span text:style-name="T2"> </text:span><text:span text:style-name="T2">categories</text:span><text:span text:style-name="T2"> </text:span><text:span text:style-name="T2">covered</text:span><text:span text:style-name="T2"> </text:span><text:span text:style-name="T2">in</text:span><text:span text:style-name="T2"> </text:span><text:span text:style-name="T2">the</text:span><text:span text:style-name="T2"> </text:span><text:span text:style-name="T2">boot</text:span><text:span text:style-name="T2"> </text:span><text:span text:style-name="T2">camp</text:span><text:span text:style-name="T2">). </text:span><text:span text:style-name="T2">We</text:span><text:span text:style-name="T2"> </text:span><text:span text:style-name="T2">recognize</text:span><text:span text:style-name="T2"> </text:span><text:span text:style-name="T2">the</text:span><text:span text:style-name="T2"> </text:span><text:span text:style-name="T2">tension</text:span><text:span text:style-name="T2"> </text:span><text:span text:style-name="T2">between</text:span><text:span text:style-name="T2"> </text:span><text:span text:style-name="T2">these</text:span><text:span text:style-name="T2"> </text:span><text:span text:style-name="T2">requirements</text:span><text:span text:style-name="T2">... </text:span><text:span text:style-name="T2">Action</text:span><text:span text:style-name="T2">: </text:span><text:span text:style-name="T2">GW</text:span></text:p>
        </text:list-item>
        <text:list-item>
          <text:p text:style-name="P11"><text:span text:style-name="T2">Prepare</text:span><text:span text:style-name="T2"> </text:span><text:span text:style-name="T2">a</text:span><text:span text:style-name="T2"> </text:span><text:span text:style-name="T2">rubric</text:span><text:span text:style-name="T2"> </text:span><text:span text:style-name="T2">for</text:span><text:span text:style-name="T2"> </text:span><text:span text:style-name="T2">assessing</text:span><text:span text:style-name="T2"> </text:span><text:span text:style-name="T2">these</text:span><text:span text:style-name="T2"> </text:span><text:span text:style-name="T2">videos</text:span><text:span text:style-name="T2">. </text:span><text:span text:style-name="T2">Action</text:span><text:span text:style-name="T2">: </text:span><text:span text:style-name="T2">J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1" svg:font-family="Verdan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Verdana1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Verdana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Verdana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Verdana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Verdana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Verdana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Verdana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Verdana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Verdana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dc:creator/>
    <meta:editing-cycles>1</meta:editing-cycles>
    <meta:document-statistic meta:table-count="0" meta:image-count="0" meta:object-count="0" meta:page-count="4" meta:paragraph-count="52" meta:word-count="1421" meta:character-count="7933" meta:non-whitespace-character-count="7368"/>
  </office:meta>
</office:document-meta>
</file>